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08cm" fo:margin-left="-0.203cm" table:align="left" style:writing-mode="lr-tb"/>
    </style:style>
    <style:style style:name="Tabla1.A" style:family="table-column">
      <style:table-column-properties style:column-width="3.87cm"/>
    </style:style>
    <style:style style:name="Tabla1.B" style:family="table-column">
      <style:table-column-properties style:column-width="1.972cm"/>
    </style:style>
    <style:style style:name="Tabla1.C" style:family="table-column">
      <style:table-column-properties style:column-width="5.84cm"/>
    </style:style>
    <style:style style:name="Tabla1.D" style:family="table-column">
      <style:table-column-properties style:column-width="3.725cm"/>
    </style:style>
    <style:style style:name="Tabla1.1" style:family="table-row">
      <style:table-row-properties style:keep-together="true" fo:keep-together="auto"/>
    </style:style>
    <style:style style:name="Tabla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ffffff" fo:padding="0cm" fo:border="0.018cm solid #000000" style:writing-mode="lr-tb">
        <style:background-image/>
      </style:table-cell-properties>
    </style:style>
    <style:style style:name="Tabla1.A2" style:family="table-cell" style:data-style-name="N37">
      <style:table-cell-properties style:vertical-align="top" fo:padding="0cm" fo:border-left="0.018cm solid #000000" fo:border-right="none" fo:border-top="none" fo:border-bottom="0.018cm solid #000000" style:writing-mode="lr-tb"/>
    </style:style>
    <style:style style:name="Tabla1.B2" style:family="table-cell">
      <style:table-cell-properties style:vertical-align="top" fo:padding="0cm" fo:border-left="0.018cm solid #000000" fo:border-right="none" fo:border-top="none" fo:border-bottom="0.018cm solid #000000" style:writing-mode="lr-tb"/>
    </style:style>
    <style:style style:name="Tabla1.D2" style:family="table-cell">
      <style:table-cell-properties style:vertical-align="top" fo:padding="0cm" fo:border-left="0.018cm solid #000000" fo:border-right="0.018cm solid #000000" fo:border-top="none" fo:border-bottom="0.018cm solid #000000" style:writing-mode="lr-tb"/>
    </style:style>
    <style:style style:name="Tabla13" style:family="table">
      <style:table-properties style:width="15cm" table:align="margins" style:writing-mode="lr-tb"/>
    </style:style>
    <style:style style:name="Tabla13.A" style:family="table-column">
      <style:table-column-properties style:column-width="7.5cm" style:rel-column-width="32767*"/>
    </style:style>
    <style:style style:name="Tabla13.B" style:family="table-column">
      <style:table-column-properties style:column-width="7.5cm" style:rel-column-width="32768*"/>
    </style:style>
    <style:style style:name="Tabla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0c0c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2" style:family="table">
      <style:table-properties style:width="13.801cm" table:align="center" style:writing-mode="lr-tb"/>
    </style:style>
    <style:style style:name="Tabla2.A" style:family="table-column">
      <style:table-column-properties style:column-width="3.034cm"/>
    </style:style>
    <style:style style:name="Tabla2.B" style:family="table-column">
      <style:table-column-properties style:column-width="10.767cm"/>
    </style:style>
    <style:style style:name="Tabla2.1" style:family="table-row">
      <style:table-row-properties style:keep-together="true" fo:keep-together="auto"/>
    </style:style>
    <style:style style:name="Tabla2.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B2" style:family="table-cell">
      <style:table-cell-properties style:vertical-align="top" fo:padding-left="0.123cm" fo:padding-right="0.123cm" fo:padding-top="0cm" fo:padding-bottom="0cm" fo:border="0.018cm solid #000000" style:writing-mode="lr-tb"/>
    </style:style>
    <style:style style:name="Tabla2.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2.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3" style:family="table">
      <style:table-properties style:width="13.801cm" table:align="center" style:writing-mode="lr-tb"/>
    </style:style>
    <style:style style:name="Tabla3.A" style:family="table-column">
      <style:table-column-properties style:column-width="3.034cm"/>
    </style:style>
    <style:style style:name="Tabla3.B" style:family="table-column">
      <style:table-column-properties style:column-width="10.767cm"/>
    </style:style>
    <style:style style:name="Tabla3.1" style:family="table-row">
      <style:table-row-properties style:keep-together="true" fo:keep-together="auto"/>
    </style:style>
    <style:style style:name="Tabla3.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2" style:family="table-cell">
      <style:table-cell-properties style:vertical-align="top" fo:padding-left="0.123cm" fo:padding-right="0.123cm" fo:padding-top="0cm" fo:padding-bottom="0cm" fo:border="0.018cm solid #000000" style:writing-mode="lr-tb"/>
    </style:style>
    <style:style style:name="Tabla4" style:family="table">
      <style:table-properties style:width="13.801cm" table:align="center" style:writing-mode="lr-tb"/>
    </style:style>
    <style:style style:name="Tabla4.A" style:family="table-column">
      <style:table-column-properties style:column-width="3.034cm"/>
    </style:style>
    <style:style style:name="Tabla4.B" style:family="table-column">
      <style:table-column-properties style:column-width="10.767cm"/>
    </style:style>
    <style:style style:name="Tabla4.1" style:family="table-row">
      <style:table-row-properties style:keep-together="true" fo:keep-together="auto"/>
    </style:style>
    <style:style style:name="Tabla4.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B2" style:family="table-cell">
      <style:table-cell-properties style:vertical-align="top" fo:padding-left="0.123cm" fo:padding-right="0.123cm" fo:padding-top="0cm" fo:padding-bottom="0cm" fo:border="0.018cm solid #000000" style:writing-mode="lr-tb"/>
    </style:style>
    <style:style style:name="Tabla5" style:family="table">
      <style:table-properties style:width="13.801cm" table:align="center" style:writing-mode="lr-tb"/>
    </style:style>
    <style:style style:name="Tabla5.A" style:family="table-column">
      <style:table-column-properties style:column-width="3.034cm"/>
    </style:style>
    <style:style style:name="Tabla5.B" style:family="table-column">
      <style:table-column-properties style:column-width="10.767cm"/>
    </style:style>
    <style:style style:name="Tabla5.1" style:family="table-row">
      <style:table-row-properties style:keep-together="true" fo:keep-together="auto"/>
    </style:style>
    <style:style style:name="Tabla5.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5.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B2" style:family="table-cell">
      <style:table-cell-properties style:vertical-align="top" fo:padding-left="0.123cm" fo:padding-right="0.123cm" fo:padding-top="0cm" fo:padding-bottom="0cm" fo:border="0.018cm solid #000000" style:writing-mode="lr-tb"/>
    </style:style>
    <style:style style:name="Tabla6" style:family="table">
      <style:table-properties style:width="13.801cm" table:align="center" style:writing-mode="lr-tb"/>
    </style:style>
    <style:style style:name="Tabla6.A" style:family="table-column">
      <style:table-column-properties style:column-width="3.034cm"/>
    </style:style>
    <style:style style:name="Tabla6.B" style:family="table-column">
      <style:table-column-properties style:column-width="10.767cm"/>
    </style:style>
    <style:style style:name="Tabla6.1" style:family="table-row">
      <style:table-row-properties style:keep-together="true" fo:keep-together="auto"/>
    </style:style>
    <style:style style:name="Tabla6.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6.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6.B2" style:family="table-cell">
      <style:table-cell-properties style:vertical-align="top" fo:padding-left="0.123cm" fo:padding-right="0.123cm" fo:padding-top="0cm" fo:padding-bottom="0cm" fo:border="0.018cm solid #000000" style:writing-mode="lr-tb"/>
    </style:style>
    <style:style style:name="Tabla7" style:family="table">
      <style:table-properties style:width="13.801cm" table:align="center" style:writing-mode="lr-tb"/>
    </style:style>
    <style:style style:name="Tabla7.A" style:family="table-column">
      <style:table-column-properties style:column-width="3.034cm"/>
    </style:style>
    <style:style style:name="Tabla7.B" style:family="table-column">
      <style:table-column-properties style:column-width="10.767cm"/>
    </style:style>
    <style:style style:name="Tabla7.1" style:family="table-row">
      <style:table-row-properties style:keep-together="true" fo:keep-together="auto"/>
    </style:style>
    <style:style style:name="Tabla7.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2" style:family="table-cell">
      <style:table-cell-properties style:vertical-align="top" fo:padding-left="0.123cm" fo:padding-right="0.123cm" fo:padding-top="0cm" fo:padding-bottom="0cm" fo:border="0.018cm solid #000000" style:writing-mode="lr-tb"/>
    </style:style>
    <style:style style:name="Tabla8" style:family="table">
      <style:table-properties style:width="13.801cm" table:align="center" style:writing-mode="lr-tb"/>
    </style:style>
    <style:style style:name="Tabla8.A" style:family="table-column">
      <style:table-column-properties style:column-width="3.034cm"/>
    </style:style>
    <style:style style:name="Tabla8.B" style:family="table-column">
      <style:table-column-properties style:column-width="10.767cm"/>
    </style:style>
    <style:style style:name="Tabla8.1" style:family="table-row">
      <style:table-row-properties style:keep-together="true" fo:keep-together="auto"/>
    </style:style>
    <style:style style:name="Tabla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2" style:family="table-cell">
      <style:table-cell-properties style:vertical-align="top" fo:padding-left="0.123cm" fo:padding-right="0.123cm" fo:padding-top="0cm" fo:padding-bottom="0cm" fo:border="0.018cm solid #000000" style:writing-mode="lr-tb"/>
    </style:style>
    <style:style style:name="Tabla9" style:family="table">
      <style:table-properties style:width="13.801cm" table:align="center" style:writing-mode="lr-tb"/>
    </style:style>
    <style:style style:name="Tabla9.A" style:family="table-column">
      <style:table-column-properties style:column-width="3.034cm"/>
    </style:style>
    <style:style style:name="Tabla9.B" style:family="table-column">
      <style:table-column-properties style:column-width="10.767cm"/>
    </style:style>
    <style:style style:name="Tabla9.1" style:family="table-row">
      <style:table-row-properties style:keep-together="true" fo:keep-together="auto"/>
    </style:style>
    <style:style style:name="Tabla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9.B2" style:family="table-cell">
      <style:table-cell-properties style:vertical-align="top" fo:padding-left="0.123cm" fo:padding-right="0.123cm" fo:padding-top="0cm" fo:padding-bottom="0cm" fo:border="0.018cm solid #000000" style:writing-mode="lr-tb"/>
    </style:style>
    <style:style style:name="Tabla10" style:family="table">
      <style:table-properties style:width="13.801cm" table:align="center" style:writing-mode="lr-tb"/>
    </style:style>
    <style:style style:name="Tabla10.A" style:family="table-column">
      <style:table-column-properties style:column-width="3.034cm"/>
    </style:style>
    <style:style style:name="Tabla10.B" style:family="table-column">
      <style:table-column-properties style:column-width="10.767cm"/>
    </style:style>
    <style:style style:name="Tabla10.1" style:family="table-row">
      <style:table-row-properties style:keep-together="true" fo:keep-together="auto"/>
    </style:style>
    <style:style style:name="Tabla10.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0.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0.B2" style:family="table-cell">
      <style:table-cell-properties style:vertical-align="top" fo:padding-left="0.123cm" fo:padding-right="0.123cm" fo:padding-top="0cm" fo:padding-bottom="0cm" fo:border="0.018cm solid #000000" style:writing-mode="lr-tb"/>
    </style:style>
    <style:style style:name="Tabla11" style:family="table">
      <style:table-properties style:width="13.801cm" table:align="center" style:writing-mode="lr-tb"/>
    </style:style>
    <style:style style:name="Tabla11.A" style:family="table-column">
      <style:table-column-properties style:column-width="3.034cm"/>
    </style:style>
    <style:style style:name="Tabla11.B" style:family="table-column">
      <style:table-column-properties style:column-width="10.767cm"/>
    </style:style>
    <style:style style:name="Tabla11.1" style:family="table-row">
      <style:table-row-properties style:keep-together="true" fo:keep-together="auto"/>
    </style:style>
    <style:style style:name="Tabla11.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1.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1.B2"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style:snap-to-layout-grid="false"/>
    </style:style>
    <style:style style:name="P2" style:family="paragraph" style:parent-style-name="Standard">
      <style:text-properties style:font-name="Verdana"/>
    </style:style>
    <style:style style:name="P3" style:family="paragraph" style:parent-style-name="Standard">
      <style:paragraph-properties style:snap-to-layout-grid="false"/>
      <style:text-properties style:font-name="Verdana" fo:font-weight="bold" style:font-weight-asian="bold"/>
    </style:style>
    <style:style style:name="P4" style:family="paragraph" style:parent-style-name="Standard">
      <style:paragraph-properties style:snap-to-layout-grid="false"/>
      <style:text-properties style:font-name="Verdana"/>
    </style:style>
    <style:style style:name="P5" style:family="paragraph" style:parent-style-name="Standard">
      <style:paragraph-properties style:snap-to-layout-grid="false"/>
      <style:text-properties style:font-name="Verdana" fo:language="en" fo:country="US"/>
    </style:style>
    <style:style style:name="P6" style:family="paragraph" style:parent-style-name="Standard">
      <style:paragraph-properties style:snap-to-layout-grid="false"/>
      <style:text-properties style:font-name="Verdana" fo:language="es" fo:country="ES"/>
    </style:style>
    <style:style style:name="P7" style:family="paragraph" style:parent-style-name="Standard">
      <style:paragraph-properties style:snap-to-layout-grid="false"/>
      <style:text-properties style:font-name="Verdana" fo:language="fr" fo:country="FR"/>
    </style:style>
    <style:style style:name="P8" style:family="paragraph" style:parent-style-name="Standard">
      <style:paragraph-properties style:snap-to-layout-grid="false"/>
      <style:text-properties style:font-name="Verdana" fo:font-size="10pt"/>
    </style:style>
    <style:style style:name="P9" style:family="paragraph" style:parent-style-name="MNormal">
      <style:paragraph-properties style:snap-to-layout-grid="false"/>
    </style:style>
    <style:style style:name="P10" style:family="paragraph" style:parent-style-name="MNormal">
      <style:text-properties style:font-name="Verdana"/>
    </style:style>
    <style:style style:name="P11" style:family="paragraph" style:parent-style-name="MNormal">
      <style:paragraph-properties fo:margin-left="1cm" fo:margin-right="0cm" fo:text-indent="0cm" style:auto-text-indent="false"/>
    </style:style>
    <style:style style:name="P12" style:family="paragraph" style:parent-style-name="Text_20_body">
      <style:paragraph-properties fo:margin-left="1cm" fo:margin-right="0cm" fo:text-indent="0cm" style:auto-text-indent="false"/>
      <style:text-properties style:font-name="Verdana"/>
    </style:style>
    <style:style style:name="P13" style:family="paragraph" style:parent-style-name="Header">
      <style:paragraph-properties fo:margin-left="1.249cm" fo:margin-right="0cm" fo:text-indent="0cm" style:auto-text-indent="false">
        <style:tab-stops/>
      </style:paragraph-properties>
      <style:text-properties fo:font-size="6pt" style:font-size-asian="6pt"/>
    </style:style>
    <style:style style:name="P14" style:family="paragraph" style:parent-style-name="Header">
      <style:paragraph-properties fo:margin-left="1.249cm" fo:margin-right="0cm" fo:text-indent="0cm" style:auto-text-indent="false">
        <style:tab-stops>
          <style:tab-stop style:position="0.501cm"/>
          <style:tab-stop style:position="1cm"/>
        </style:tab-stops>
      </style:paragraph-properties>
      <style:text-properties style:font-name="Verdana" fo:font-size="6pt" style:font-size-asian="6pt"/>
    </style:style>
    <style:style style:name="P15" style:family="paragraph" style:parent-style-name="MNormal">
      <style:paragraph-properties fo:margin-left="1.501cm" fo:margin-right="0cm" fo:text-indent="0cm" style:auto-text-indent="false"/>
    </style:style>
    <style:style style:name="P16" style:family="paragraph" style:parent-style-name="Header">
      <style:paragraph-properties fo:margin-left="1.501cm" fo:margin-right="0cm" fo:text-indent="0cm" style:auto-text-indent="false">
        <style:tab-stops>
          <style:tab-stop style:position="0.501cm"/>
          <style:tab-stop style:position="1cm"/>
          <style:tab-stop style:position="1.752cm"/>
        </style:tab-stops>
      </style:paragraph-properties>
      <style:text-properties style:font-name="Verdana" style:text-underline-style="solid" style:text-underline-width="auto" style:text-underline-color="font-color"/>
    </style:style>
    <style:style style:name="P17" style:family="paragraph" style:parent-style-name="MTítulo1">
      <style:paragraph-properties fo:text-align="start" style:justify-single-word="false"/>
    </style:style>
    <style:style style:name="P18" style:family="paragraph" style:parent-style-name="MTítulo1">
      <style:paragraph-properties fo:break-before="page"/>
    </style:style>
    <style:style style:name="P19" style:family="paragraph" style:parent-style-name="MTemaNormal">
      <style:text-properties fo:language="en" fo:country="US"/>
    </style:style>
    <style:style style:name="P20" style:family="paragraph" style:parent-style-name="Header">
      <style:paragraph-properties style:snap-to-layout-grid="false">
        <style:tab-stops/>
      </style:paragraph-properties>
      <style:text-properties style:font-name="Verdana"/>
    </style:style>
    <style:style style:name="P21" style:family="paragraph" style:parent-style-name="Header">
      <style:paragraph-properties style:snap-to-layout-grid="false">
        <style:tab-stops/>
      </style:paragraph-properties>
      <style:text-properties style:font-name="Verdana" fo:language="es" fo:country="ES"/>
    </style:style>
    <style:style style:name="P22" style:family="paragraph" style:parent-style-name="Header">
      <style:paragraph-properties style:snap-to-layout-grid="false">
        <style:tab-stops/>
      </style:paragraph-properties>
      <style:text-properties style:font-name="Verdana" fo:language="fr" fo:country="FR"/>
    </style:style>
    <style:style style:name="P23" style:family="paragraph" style:parent-style-name="Header">
      <style:paragraph-properties style:snap-to-layout-grid="false">
        <style:tab-stops/>
      </style:paragraph-properties>
      <style:text-properties style:font-name="Verdana" fo:font-weight="bold" style:font-weight-asian="bold"/>
    </style:style>
    <style:style style:name="P24" style:family="paragraph" style:parent-style-name="Header">
      <style:paragraph-properties>
        <style:tab-stops/>
      </style:paragraph-properties>
      <style:text-properties fo:font-size="6pt" style:font-size-asian="6pt"/>
    </style:style>
    <style:style style:name="P25" style:family="paragraph" style:parent-style-name="Header">
      <style:paragraph-properties fo:margin-left="1.752cm" fo:margin-right="0cm" fo:text-indent="0cm" style:auto-text-indent="false">
        <style:tab-stops>
          <style:tab-stop style:position="0.501cm"/>
          <style:tab-stop style:position="1cm"/>
          <style:tab-stop style:position="1.752cm"/>
        </style:tab-stops>
      </style:paragraph-properties>
      <style:text-properties style:font-name="Verdana" style:text-underline-style="solid" style:text-underline-width="auto" style:text-underline-color="font-color"/>
    </style:style>
    <style:style style:name="P26" style:family="paragraph" style:parent-style-name="Header">
      <style:paragraph-properties fo:margin-left="0.501cm" fo:margin-right="0cm" fo:text-indent="1.319cm" style:auto-text-indent="false">
        <style:tab-stops>
          <style:tab-stop style:position="0.501cm"/>
          <style:tab-stop style:position="1cm"/>
          <style:tab-stop style:position="1.752cm"/>
        </style:tab-stops>
      </style:paragraph-properties>
      <style:text-properties style:font-name="Verdana" style:text-underline-style="solid" style:text-underline-width="auto" style:text-underline-color="font-color"/>
    </style:style>
    <style:style style:name="P27" style:family="paragraph" style:parent-style-name="Header">
      <style:paragraph-properties fo:margin-left="1.251cm" fo:margin-right="0cm" fo:text-indent="0cm" style:auto-text-indent="false">
        <style:tab-stops>
          <style:tab-stop style:position="0.501cm"/>
          <style:tab-stop style:position="1cm"/>
        </style:tab-stops>
      </style:paragraph-properties>
      <style:text-properties style:font-name="Verdana" fo:font-size="6pt" style:font-size-asian="6pt"/>
    </style:style>
    <style:style style:name="P28" style:family="paragraph" style:parent-style-name="estilo">
      <style:paragraph-properties style:snap-to-layout-grid="false"/>
    </style:style>
    <style:style style:name="P29" style:family="paragraph" style:parent-style-name="estilo">
      <style:paragraph-properties style:snap-to-layout-grid="false"/>
      <style:text-properties fo:font-weight="bold" style:font-weight-asian="bold"/>
    </style:style>
    <style:style style:name="P30" style:family="paragraph" style:parent-style-name="estilo">
      <style:paragraph-properties style:snap-to-layout-grid="false"/>
      <style:text-properties style:font-name="Verdana" fo:font-weight="bold" style:font-weight-asian="bold"/>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fo:font-weight="bold" style:font-weight-asian="bold" style:font-weight-complex="bold"/>
    </style:style>
    <style:style style:name="P33" style:family="paragraph" style:parent-style-name="Text_20_body">
      <style:paragraph-properties fo:text-align="justify" style:justify-single-word="false"/>
    </style:style>
    <style:style style:name="P34" style:family="paragraph" style:parent-style-name="Text_20_body" style:list-style-name="L6">
      <style:paragraph-properties fo:text-align="justify" style:justify-single-word="false"/>
    </style:style>
    <style:style style:name="P35" style:family="paragraph" style:parent-style-name="Text_20_body" style:list-style-name="L7">
      <style:paragraph-properties fo:text-align="justify" style:justify-single-word="false"/>
    </style:style>
    <style:style style:name="P36" style:family="paragraph" style:parent-style-name="Text_20_body" style:list-style-name="L8">
      <style:paragraph-properties fo:text-align="justify" style:justify-single-word="false"/>
    </style:style>
    <style:style style:name="P37" style:family="paragraph" style:parent-style-name="Text_20_body" style:list-style-name="L9">
      <style:paragraph-properties fo:text-align="justify" style:justify-single-word="false"/>
    </style:style>
    <style:style style:name="P38" style:family="paragraph" style:parent-style-name="Text_20_body" style:list-style-name="L10">
      <style:paragraph-properties fo:text-align="justify" style:justify-single-word="false"/>
    </style:style>
    <style:style style:name="P39" style:family="paragraph" style:parent-style-name="Text_20_body" style:list-style-name="L11">
      <style:text-properties style:font-name="Verdana"/>
    </style:style>
    <style:style style:name="P40" style:family="paragraph" style:parent-style-name="Text_20_body" style:list-style-name="L11">
      <style:text-properties style:font-name="Verdana" fo:font-weight="bold" style:font-weight-asian="bold" style:font-weight-complex="bold"/>
    </style:style>
    <style:style style:name="P41" style:family="paragraph" style:parent-style-name="Text_20_body" style:list-style-name="L12">
      <style:text-properties style:font-name="Verdana" fo:font-weight="bold" style:font-weight-asian="bold" style:font-weight-complex="bold"/>
    </style:style>
    <style:style style:name="P42" style:family="paragraph" style:parent-style-name="Text_20_body" style:list-style-name="L12">
      <style:text-properties style:font-name="Verdana"/>
    </style:style>
    <style:style style:name="P43" style:family="paragraph" style:parent-style-name="Text_20_body" style:list-style-name="L12">
      <style:text-properties style:font-name="Verdana" fo:font-weight="normal" style:font-weight-asian="normal" style:font-weight-complex="normal"/>
    </style:style>
    <style:style style:name="P44" style:family="paragraph" style:parent-style-name="Text_20_body" style:list-style-name="L12">
      <style:text-properties style:font-name="Verdana"/>
    </style:style>
    <style:style style:name="P45" style:family="paragraph" style:parent-style-name="Text_20_body">
      <style:paragraph-properties fo:margin-left="1cm" fo:margin-right="0cm" fo:text-indent="0cm" style:auto-text-indent="false"/>
    </style:style>
    <style:style style:name="P46" style:family="paragraph" style:parent-style-name="Text_20_body" style:list-style-name="L2">
      <style:paragraph-properties fo:margin-left="1cm" fo:margin-right="0cm" fo:text-indent="0cm" style:auto-text-indent="false"/>
      <style:text-properties style:font-name="Verdana"/>
    </style:style>
    <style:style style:name="P47" style:family="paragraph" style:parent-style-name="Text_20_body" style:list-style-name="L1">
      <style:paragraph-properties fo:margin-left="1cm" fo:margin-right="0cm" fo:text-indent="0cm" style:auto-text-indent="false"/>
    </style:style>
    <style:style style:name="P48" style:family="paragraph" style:parent-style-name="Text_20_body" style:list-style-name="L2">
      <style:paragraph-properties fo:margin-left="1cm" fo:margin-right="0cm" fo:text-indent="0cm" style:auto-text-indent="false"/>
    </style:style>
    <style:style style:name="P49" style:family="paragraph" style:parent-style-name="Text_20_body">
      <style:paragraph-properties fo:margin-left="0cm" fo:margin-right="0cm" fo:text-indent="0cm" style:auto-text-indent="false"/>
      <style:text-properties style:font-name="Verdana"/>
    </style:style>
    <style:style style:name="P50" style:family="paragraph" style:parent-style-name="MNormal" style:list-style-name="L4"/>
    <style:style style:name="P51" style:family="paragraph" style:parent-style-name="MNormal" style:list-style-name="L5">
      <style:text-properties style:font-name="Verdana"/>
    </style:style>
    <style:style style:name="P52" style:family="paragraph" style:parent-style-name="MNormal">
      <style:paragraph-properties>
        <style:tab-stops>
          <style:tab-stop style:position="2.519cm"/>
        </style:tab-stops>
      </style:paragraph-properties>
    </style:style>
    <style:style style:name="P53" style:family="paragraph" style:parent-style-name="MNormal" style:list-style-name="L13">
      <style:paragraph-properties>
        <style:tab-stops>
          <style:tab-stop style:position="2.519cm"/>
        </style:tab-stops>
      </style:paragraph-properties>
    </style:style>
    <style:style style:name="P54" style:family="paragraph" style:parent-style-name="MNormal" style:list-style-name="L16">
      <style:paragraph-properties>
        <style:tab-stops>
          <style:tab-stop style:position="2.519cm"/>
        </style:tab-stops>
      </style:paragraph-properties>
    </style:style>
    <style:style style:name="P55" style:family="paragraph" style:parent-style-name="MNormal" style:list-style-name="L18">
      <style:paragraph-properties>
        <style:tab-stops>
          <style:tab-stop style:position="2.519cm"/>
        </style:tab-stops>
      </style:paragraph-properties>
    </style:style>
    <style:style style:name="P56" style:family="paragraph" style:parent-style-name="MNormal" style:list-style-name="L19">
      <style:paragraph-properties>
        <style:tab-stops>
          <style:tab-stop style:position="2.519cm"/>
        </style:tab-stops>
      </style:paragraph-properties>
    </style:style>
    <style:style style:name="P57" style:family="paragraph" style:parent-style-name="MNormal" style:list-style-name="L14"/>
    <style:style style:name="P58" style:family="paragraph" style:parent-style-name="MNormal" style:list-style-name="L15">
      <style:paragraph-properties>
        <style:tab-stops>
          <style:tab-stop style:position="2.771cm"/>
        </style:tab-stops>
      </style:paragraph-properties>
    </style:style>
    <style:style style:name="P59" style:family="paragraph" style:parent-style-name="MNormal">
      <style:paragraph-properties>
        <style:tab-stops>
          <style:tab-stop style:position="2.514cm"/>
        </style:tab-stops>
      </style:paragraph-properties>
    </style:style>
    <style:style style:name="P60" style:family="paragraph" style:parent-style-name="MNormal">
      <style:paragraph-properties fo:margin-left="4.477cm" fo:margin-right="0cm" fo:text-indent="0cm" style:auto-text-indent="false">
        <style:tab-stops>
          <style:tab-stop style:position="4.477cm"/>
        </style:tab-stops>
      </style:paragraph-properties>
    </style:style>
    <style:style style:name="P61" style:family="paragraph" style:parent-style-name="MNormal" style:list-style-name="WW8Num56">
      <style:paragraph-properties fo:margin-left="4.477cm" fo:margin-right="0cm" fo:text-indent="0cm" style:auto-text-indent="false">
        <style:tab-stops>
          <style:tab-stop style:position="4.477cm"/>
        </style:tab-stops>
      </style:paragraph-properties>
    </style:style>
    <style:style style:name="P62" style:family="paragraph" style:parent-style-name="MNormal" style:list-style-name="WW8Num1">
      <style:paragraph-properties fo:margin-left="4.477cm" fo:margin-right="0cm" fo:text-indent="0cm" style:auto-text-indent="false">
        <style:tab-stops>
          <style:tab-stop style:position="4.477cm"/>
        </style:tab-stops>
      </style:paragraph-properties>
    </style:style>
    <style:style style:name="P63" style:family="paragraph" style:parent-style-name="MNormal" style:list-style-name="WW8Num43">
      <style:paragraph-properties fo:margin-left="4.477cm" fo:margin-right="0cm" fo:text-indent="0cm" style:auto-text-indent="false">
        <style:tab-stops>
          <style:tab-stop style:position="4.477cm"/>
        </style:tab-stops>
      </style:paragraph-properties>
    </style:style>
    <style:style style:name="P64" style:family="paragraph" style:parent-style-name="MNormal">
      <style:paragraph-properties fo:margin-left="0cm" fo:margin-right="0cm" fo:text-indent="0cm" style:auto-text-indent="false"/>
    </style:style>
    <style:style style:name="P65" style:family="paragraph" style:parent-style-name="MNormal" style:list-style-name="WW8Num60">
      <style:paragraph-properties fo:margin-left="0cm" fo:margin-right="0cm" fo:text-indent="0cm" style:auto-text-indent="false">
        <style:tab-stops>
          <style:tab-stop style:position="2.519cm"/>
        </style:tab-stops>
      </style:paragraph-properties>
    </style:style>
    <style:style style:name="P66" style:family="paragraph" style:parent-style-name="MTítulo1" style:master-page-name="Standard">
      <style:paragraph-properties fo:text-align="start" style:justify-single-word="false" style:page-number="auto"/>
    </style:style>
    <style:style style:name="P67" style:family="paragraph" style:parent-style-name="MTema1" style:list-style-name="">
      <style:paragraph-properties>
        <style:tab-stops>
          <style:tab-stop style:position="0.706cm"/>
          <style:tab-stop style:position="14.982cm" style:type="right" style:leader-style="dotted" style:leader-text="."/>
        </style:tab-stops>
      </style:paragraph-properties>
      <style:text-properties fo:text-transform="uppercase" style:font-name="Times New Roman" fo:font-size="10pt" fo:font-weight="normal" style:font-size-asian="10pt" style:font-weight-asian="normal"/>
    </style:style>
    <style:style style:name="P68" style:family="paragraph" style:parent-style-name="MTema1">
      <style:paragraph-properties fo:break-before="page"/>
    </style:style>
    <style:style style:name="P69" style:family="paragraph" style:parent-style-name="MTema2">
      <style:text-properties fo:language="en" fo:country="US"/>
    </style:style>
    <style:style style:name="P70" style:family="paragraph" style:parent-style-name="MTemaNormal" style:list-style-name="L3">
      <style:paragraph-properties>
        <style:tab-stops>
          <style:tab-stop style:position="1.588cm"/>
        </style:tab-stops>
      </style:paragraph-properties>
    </style:style>
    <style:style style:name="P71" style:family="paragraph" style:parent-style-name="MTemaNormal" style:list-style-name="L3">
      <style:paragraph-properties>
        <style:tab-stops/>
      </style:paragraph-properties>
    </style:style>
    <style:style style:name="P72" style:family="paragraph" style:parent-style-name="MTemaNormal" style:list-style-name="WW8Num49"/>
    <style:style style:name="P73" style:family="paragraph" style:parent-style-name="MTemaNormal" style:list-style-name="L13"/>
    <style:style style:name="P74" style:family="paragraph" style:parent-style-name="MTemaNormal" style:list-style-name="L19"/>
    <style:style style:name="P75" style:family="paragraph" style:parent-style-name="MTemaNormal">
      <style:paragraph-properties fo:margin-left="0cm" fo:margin-right="0cm" fo:text-indent="0cm" style:auto-text-indent="false"/>
    </style:style>
    <style:style style:name="P76" style:family="paragraph" style:parent-style-name="Contents_20_1">
      <style:paragraph-properties>
        <style:tab-stops>
          <style:tab-stop style:position="15cm" style:type="right" style:leader-style="dotted" style:leader-text="."/>
        </style:tab-stops>
      </style:paragraph-properties>
    </style:style>
    <style:style style:name="P77"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language="es" fo:country="ES"/>
    </style:style>
    <style:style style:name="T6" style:family="text">
      <style:text-properties style:font-name="Verdana" fo:font-style="italic" style:font-style-asian="italic" style:font-style-complex="italic"/>
    </style:style>
    <style:style style:name="T7" style:family="text">
      <style:text-properties fo:font-variant="normal" fo:text-transform="none" style:font-name="Verdana" fo:font-style="normal"/>
    </style:style>
    <style:style style:name="T8" style:family="text">
      <style:text-properties fo:font-variant="normal" fo:text-transform="none" style:font-name="Verdana" fo:font-style="normal" fo:font-weight="normal" style:font-weight-asian="normal" style:font-weight-complex="normal"/>
    </style:style>
    <style:style style:name="T9" style:family="text">
      <style:text-properties fo:font-variant="normal" fo:text-transform="none" style:font-name="Verdana" fo:font-style="normal" fo:font-weight="normal" style:font-style-asian="normal" style:font-weight-asian="normal" style:font-style-complex="normal" style:font-weight-complex="normal"/>
    </style:style>
    <style:style style:name="T10" style:family="text">
      <style:text-properties fo:font-variant="normal" fo:text-transform="none" style:font-name="Verdana" fo:font-style="italic" fo:font-weight="normal" style:font-style-asian="italic" style:font-weight-asian="normal" style:font-style-complex="italic" style:font-weight-complex="normal"/>
    </style:style>
    <style:style style:name="T11" style:family="text">
      <style:text-properties fo:font-size="10pt"/>
    </style:style>
    <style:style style:name="T12" style:family="text">
      <style:text-properties fo:font-size="9pt"/>
    </style:style>
    <style:style style:name="T13" style:family="text">
      <style:text-properties style:font-weight-asian="bold"/>
    </style:style>
    <style:style style:name="T14" style:family="text">
      <style:text-properties style:font-weight-complex="bold"/>
    </style:style>
    <style:style style:name="T15" style:family="text">
      <style:text-properties style:font-name="Verdana"/>
    </style:style>
    <style:style style:name="T16" style:family="text">
      <style:text-properties style:font-name="Verdana" fo:font-size="11pt"/>
    </style:style>
    <style:style style:name="T17"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Interpool</text:p>
      <text:p text:style-name="P17">Plan de Configuración</text:p>
      <text:p text:style-name="P17">Versión 1.0</text:p>
      <text:p text:style-name="infoblue"> </text:p>
      <text:p text:style-name="MTítulo1">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Fecha</text:p>
          </table:table-cell>
          <table:table-cell table:style-name="Tabla1.A1" office:value-type="string">
            <text:p text:style-name="P9">Versión</text:p>
          </table:table-cell>
          <table:table-cell table:style-name="Tabla1.A1" office:value-type="string">
            <text:p text:style-name="P9">Descripción</text:p>
          </table:table-cell>
          <table:table-cell table:style-name="Tabla1.D1" office:value-type="string">
            <text:p text:style-name="P9">Autor</text:p>
          </table:table-cell>
        </table:table-row>
        <table:table-row table:style-name="Tabla1.1">
          <table:table-cell table:style-name="Tabla1.A2" office:value-type="date" office:date-value="2010-08-21">
            <text:p text:style-name="P9">21/08/10</text:p>
          </table:table-cell>
          <table:table-cell table:style-name="Tabla1.B2" office:value-type="string">
            <text:p text:style-name="P9">1.0</text:p>
          </table:table-cell>
          <table:table-cell table:style-name="Tabla1.B2" office:value-type="string">
            <text:p text:style-name="P9">Versión inicial</text:p>
          </table:table-cell>
          <table:table-cell table:style-name="Tabla1.D2" office:value-type="string">
            <text:p text:style-name="P9">Vicente Acosta</text:p>
          </table:table-cell>
        </table:table-row>
        <table:table-row table:style-name="Tabla1.1">
          <table:table-cell table:style-name="Tabla1.B2" office:value-type="string">
            <text:p text:style-name="P9"> </text:p>
          </table:table-cell>
          <table:table-cell table:style-name="Tabla1.B2" office:value-type="string">
            <text:p text:style-name="P9"> </text:p>
          </table:table-cell>
          <table:table-cell table:style-name="Tabla1.B2" office:value-type="string">
            <text:p text:style-name="P9"> </text:p>
          </table:table-cell>
          <table:table-cell table:style-name="Tabla1.D2" office:value-type="string">
            <text:p text:style-name="P9"> </text:p>
          </table:table-cell>
        </table:table-row>
        <table:table-row table:style-name="Tabla1.1">
          <table:table-cell table:style-name="Tabla1.B2" office:value-type="string">
            <text:p text:style-name="P9"> </text:p>
          </table:table-cell>
          <table:table-cell table:style-name="Tabla1.B2" office:value-type="string">
            <text:p text:style-name="P9"> </text:p>
          </table:table-cell>
          <table:table-cell table:style-name="Tabla1.B2" office:value-type="string">
            <text:p text:style-name="P9"> </text:p>
          </table:table-cell>
          <table:table-cell table:style-name="Tabla1.D2" office:value-type="string">
            <text:p text:style-name="P9"> </text:p>
          </table:table-cell>
        </table:table-row>
        <table:table-row table:style-name="Tabla1.1">
          <table:table-cell table:style-name="Tabla1.B2" office:value-type="string">
            <text:p text:style-name="P9"> </text:p>
          </table:table-cell>
          <table:table-cell table:style-name="Tabla1.B2" office:value-type="string">
            <text:p text:style-name="P9"> </text:p>
          </table:table-cell>
          <table:table-cell table:style-name="Tabla1.B2" office:value-type="string">
            <text:p text:style-name="P9"> </text:p>
          </table:table-cell>
          <table:table-cell table:style-name="Tabla1.D2" office:value-type="string">
            <text:p text:style-name="P9"> </text:p>
          </table:table-cell>
        </table:table-row>
      </table:table>
      <text:p text:style-name="MTítulo1"/>
      <text:p text:style-name="P18">Contenido</text:p>
      <text:table-of-content text:style-name="Sect1" text:name="Índice de contenido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MTema1"/>
          </text:index-source-styles>
          <text:index-source-styles text:outline-level="2">
            <text:index-source-style text:style-name="Heading_20_2"/>
            <text:index-source-style text:style-name="MTema2"/>
          </text:index-source-styles>
          <text:index-source-styles text:outline-level="3">
            <text:index-source-style text:style-name="Heading_20_3"/>
            <text:index-source-style text:style-name="MTema3"/>
          </text:index-source-styles>
        </text:table-of-content-source>
        <text:index-body>
          <text:p text:style-name="P76"><text:a xlink:type="simple" xlink:href="#__RefHeading__1254_992566519">1.Introducción<text:tab/>2</text:a></text:p>
          <text:p text:style-name="P77"><text:a xlink:type="simple" xlink:href="#__RefHeading__1623_1760385231">1.1.Propósito<text:tab/>3</text:a></text:p>
          <text:p text:style-name="P77"><text:a xlink:type="simple" xlink:href="#__RefHeading__1258_992566519">1.2.Alcance<text:tab/>3</text:a></text:p>
          <text:p text:style-name="P77"><text:a xlink:type="simple" xlink:href="#__RefHeading__1260_992566519">1.3.Terminología<text:tab/>3</text:a></text:p>
          <text:p text:style-name="P77"><text:a xlink:type="simple" xlink:href="#__RefHeading__1262_992566519">1.4.Referencias<text:tab/>4</text:a></text:p>
          <text:p text:style-name="P76"><text:a xlink:type="simple" xlink:href="#__RefHeading__1264_992566519">2.Gestión de SCM<text:tab/>4</text:a></text:p>
          <text:p text:style-name="P77"><text:a xlink:type="simple" xlink:href="#__RefHeading__1266_992566519">2.1.Organización<text:tab/>4</text:a></text:p>
          <text:p text:style-name="P77"><text:a xlink:type="simple" xlink:href="#__RefHeading__1268_992566519">2.2.Responsabilidades<text:tab/>6</text:a></text:p>
          <text:p text:style-name="P77"><text:a xlink:type="simple" xlink:href="#__RefHeading__1270_992566519">2.3.Políticas, directivas y procedimientos aplicables<text:tab/>7</text:a></text:p>
          <text:p text:style-name="P76"><text:a xlink:type="simple" xlink:href="#__RefHeading__1272_992566519">3.Actividades de SCM<text:tab/>7</text:a></text:p>
          <text:p text:style-name="P77"><text:a xlink:type="simple" xlink:href="#__RefHeading__1274_992566519">3.1.Identificación de la configuración<text:tab/>7</text:a></text:p>
          <text:p text:style-name="P77"><text:a xlink:type="simple" xlink:href="#__RefHeading__1284_992566519">3.2.Control de configuración<text:tab/>11</text:a></text:p>
          <text:p text:style-name="P77"><text:a xlink:type="simple" xlink:href="#__RefHeading__1294_992566519">3.3.Estado de la configuración<text:tab/>12</text:a></text:p>
          <text:p text:style-name="P77"><text:a xlink:type="simple" xlink:href="#__RefHeading__1296_992566519">3.4.Auditorias y revisiones de configuración<text:tab/>13</text:a></text:p>
          <text:p text:style-name="P77"><text:a xlink:type="simple" xlink:href="#__RefHeading__1298_992566519">3.5.Control de Interfases<text:tab/>13</text:a></text:p>
          <text:p text:style-name="P77"><text:a xlink:type="simple" xlink:href="#__RefHeading__1300_992566519">3.6.Control de subcontratos y vendedores<text:tab/>13</text:a></text:p>
          <text:p text:style-name="P76"><text:a xlink:type="simple" xlink:href="#__RefHeading__1304_992566519">4.Recursos<text:tab/>13</text:a></text:p>
          <text:p text:style-name="P76"><text:a xlink:type="simple" xlink:href="#__RefHeading__1306_992566519">5.Mantenimiento del Plan de SCM<text:tab/>13</text:a></text:p>
        </text:index-body>
      </text:table-of-content>
      <text:h text:style-name="P67" text:outline-level="3"/>
      <text:list xml:id="list42684862" text:style-name="WW8Num33">
        <text:list-item>
          <text:h text:style-name="P68" text:outline-level="3"><text:bookmark text:name="__RefHeading__1254_992566519"/>Introducción<text:bookmark-end text:name="__RefHeading__1254_992566519"/></text:h>
        </text:list-item>
      </text:list>
      <text:p text:style-name="P45"><text:span text:style-name="T4">La Gestión de Configuración y Control de Cambios es la encargada de:</text:span></text:p>
      <text:list xml:id="list42693295" text:style-name="L1">
        <text:list-item>
          <text:p text:style-name="P47"><text:span text:style-name="T4">Identificar los elementos del proyecto que deben estar bajo configuración.</text:span></text:p>
        </text:list-item>
      </text:list>
      <text:list xml:id="list42700227" text:style-name="L2">
        <text:list-item>
          <text:p text:style-name="P48"><text:span text:style-name="T4">Restringir los cambios a dichos elementos.</text:span></text:p>
        </text:list-item>
        <text:list-item>
          <text:p text:style-name="P46">Auditar los cambios a estos elementos.</text:p>
        </text:list-item>
        <text:list-item>
          <text:p text:style-name="P46">Definir y gestionar la configuración de estos elementos.</text:p>
        </text:list-item>
      </text:list>
      <text:p text:style-name="P11">Este control ayuda a eliminar la posibilidad de confusiones que pueden resultar de alto costo para el proyecto y asegurar que no existan inconsistencias en el sistema desarrollado, generadas por: actualizaciones simultáneas, problemas en la notificación de los cambios y múltiples versiones.</text:p>
      <text:p text:style-name="P11">Una buena <text:span text:style-name="T4">Gestión de Configuración y Control de Cambios hará que el proyecto tenga un ambiente de trabajo estable y controlado, ayudará a mantener la integridad del producto y proveerá mecanismos de rastreo de por qué, cuándo y quién realizó un determinado cambio.</text:span></text:p>
      <text:list xml:id="list20111949" text:continue-list="list42684862" text:style-name="WW8Num33">
        <text:list-item>
          <text:list>
            <text:list-item>
              <text:p text:style-name="MTema2"><text:bookmark text:name="__RefHeading__1623_1760385231"/>Propósito<text:bookmark-end text:name="__RefHeading__1623_1760385231"/></text:p>
            </text:list-item>
          </text:list>
        </text:list-item>
      </text:list>
      <text:p text:style-name="MTemaNormal">Este documento describe las actividades de gestión de configuración de software que deben ser llevadas a cabo durante el proceso de desarrollo del proyecto. Aquí se definen tanto los productos que se pondrán bajo control de configuración como los procedimientos que deben ser seguidos por los integrantes del equipo de trabajo.</text:p>
      <text:list xml:id="list20117846" text:continue-numbering="true" text:style-name="WW8Num33">
        <text:list-item>
          <text:list>
            <text:list-item>
              <text:p text:style-name="MTema2"><text:bookmark text:name="__RefHeading__1258_992566519"/>Alcance<text:bookmark-end text:name="__RefHeading__1258_992566519"/></text:p>
            </text:list-item>
          </text:list>
        </text:list-item>
      </text:list>
      <text:p text:style-name="MTemaNormal">El Plan de configuración está basado en algunos supuestos que se detallarán:</text:p>
      <text:list xml:id="list42680477" text:style-name="L3">
        <text:list-item>
          <text:p text:style-name="P70">El tiempo de duración del proyecto está limitado a 13 semanas, por lo tanto se busca una rápida respuesta a los cambios, tratando que este procedimiento sea lo menos burocrático posible.</text:p>
        </text:list-item>
        <text:list-item>
          <text:p text:style-name="P71">El Modelo de Proceso se basa en un desarrollo incremental, dado por las distintas iteraciones. Resulta importante tener control sobre cada una de las iteraciones y fases, de los productos generados en estas y de los cambios surgidos, evaluados y aprobados.</text:p>
        </text:list-item>
        <text:list-item>
          <text:p text:style-name="P71">Se <text:s/>deben incluir en control de configuración la mayor cantidad de productos posibles, tomando en cuenta siempre las restricciones dadas por la duración del proyecto y por la capacidad organizativa del grupo.</text:p>
        </text:list-item>
        <text:list-item>
          <text:p text:style-name="P71">La elección de los elementos de configuración se realizará en base a los entregables, siendo ésta responsabilidad del Responsable de <text:s/>SCM, apoyado por los integrantes de cada disciplina.</text:p>
        </text:list-item>
      </text:list>
      <text:list xml:id="list20115777" text:continue-list="list20117846" text:style-name="WW8Num33">
        <text:list-item>
          <text:list>
            <text:list-item>
              <text:p text:style-name="MTema2"><text:bookmark text:name="__RefHeading__1260_992566519"/>Terminología<text:bookmark-end text:name="__RefHeading__1260_992566519"/></text:p>
            </text:list-item>
          </text:list>
        </text:list-item>
      </text:list>
      <text:list xml:id="list42694914" text:style-name="L4">
        <text:list-item>
          <text:list>
            <text:list-item>
              <text:p text:style-name="P50">CCB<text:tab/>(Configuration Control Board) Comité de Control de Configuración.</text:p>
            </text:list-item>
            <text:list-item>
              <text:p text:style-name="P50">CI (Configuration Item) elemento bajo gestión de Configuración.</text:p>
            </text:list-item>
            <text:list-item>
              <text:p text:style-name="P50">SCA<text:tab/>(Software Change Authorization) Autorización de Cambio en el Software.</text:p>
            </text:list-item>
            <text:list-item>
              <text:p text:style-name="P50">SCM<text:tab/>(Software Configuration Management) Gestión de Configuración del Software.</text:p>
            </text:list-item>
            <text:list-item>
              <text:p text:style-name="P50">SCMR <text:s text:c="2"/>(SCM Responsable) Responsable de SCM.</text:p>
            </text:list-item>
            <text:list-item>
              <text:p text:style-name="P50"><text:soft-page-break/>SCR<text:tab/>(System/Software Change Request) Petición de Cambio en el Sistema/Software.</text:p>
            </text:list-item>
            <text:list-item>
              <text:p text:style-name="P50">SQA<text:tab/>(Software Quality Assurance) Aseguramiento de la Calidad del Software.</text:p>
            </text:list-item>
            <text:list-item>
              <text:p text:style-name="P50">SQAR<text:tab/>(SQA Responsable) Responsable de SQA.</text:p>
            </text:list-item>
          </text:list>
        </text:list-item>
      </text:list>
      <text:list xml:id="list20134705" text:continue-list="list20115777" text:style-name="WW8Num33">
        <text:list-item>
          <text:list>
            <text:list-item>
              <text:p text:style-name="P69"><text:bookmark text:name="__RefHeading__1262_992566519"/>Referencias<text:bookmark-end text:name="__RefHeading__1262_992566519"/></text:p>
            </text:list-item>
          </text:list>
        </text:list-item>
      </text:list>
      <text:p text:style-name="P19"><text:tab/>[1] ANSI/IEEE Std 828-1990, IEEE Standard for Software Configuration <text:tab/>Management Plans.</text:p>
      <text:p text:style-name="MTemaNormal"><text:tab/>[2] 2002, Modelo de Proceso.</text:p>
      <text:list xml:id="list20139609" text:continue-numbering="true" text:style-name="WW8Num33">
        <text:list-item>
          <text:h text:style-name="MTema1" text:outline-level="3"><text:bookmark text:name="__RefHeading__1264_992566519"/>Gestión de SCM<text:bookmark-end text:name="__RefHeading__1264_992566519"/></text:h>
        </text:list-item>
      </text:list>
      <text:p text:style-name="P45"><text:span text:style-name="T4">Las responsabilidades referentes a las actividades de Gestión de Configuración recaen principalmente en el Responsable de SCM, quien define un conjunto de normas y procedimientos que el equipo debe aplicar.</text:span></text:p>
      <text:p text:style-name="P12">Es quien proporciona la infraestructura y entorno para la Gestión de Configuración. La Gestión de Configuración es un soporte para la actividad de desarrollo, para que los implementadores e integradores tengan los ambientes apropiados para realizar y verificar su trabajo, y hacer que estén disponibles todos los entregables que se necesitan incluir en la liberación de un producto del trabajo de desarrollo de software.<text:line-break/><text:line-break/>Debe asegurar que el ambiente de Gestión de Configuración facilite la revisión del producto, la realización de actividades de cambio y el rastreo de defectos. Controlar las versiones y los cambios. Auditar la línea base del proyecto.<text:line-break/><text:line-break/>Es responsable de escribir el Plan de Gestión de Configuración.<text:line-break/><text:line-break/>Es responsable de la creación y seguimiento de la Línea Base del proyecto, además de informar del estado de la misma.<text:line-break/><text:line-break/>Colabora en la planificación de la implantación del producto con sus documentos hacia el ambiente del usuario.<text:line-break/><text:line-break/>Es responsable de producir cada versión del producto a liberar. </text:p>
      <text:p text:style-name="P11"/>
      <text:list xml:id="list20115504" text:continue-numbering="true" text:style-name="WW8Num33">
        <text:list-item>
          <text:list>
            <text:list-item>
              <text:p text:style-name="MTema2"><text:bookmark text:name="__RefHeading__1266_992566519"/>Organización<text:bookmark-end text:name="__RefHeading__1266_992566519"/></text:p>
            </text:list-item>
          </text:list>
        </text:list-item>
      </text:list>
      <text:p text:style-name="MNormal"><text:tab/><text:span text:style-name="T4">Durante el proyecto todas las áreas están vinculadas con el SCM en mayor o <text:tab/>menor medida, según el momento en el que se encuentre el proyecto. Se <text:tab/>distinguen dentro del mismo las presentes líneas de trabajo:</text:span></text:p>
      <text:list xml:id="list42698108" text:style-name="L5">
        <text:list-item>
          <text:p text:style-name="P51">Gestión del Proyecto</text:p>
        </text:list-item>
        <text:list-item>
          <text:p text:style-name="P51">Gestión de Calidad (SQA)</text:p>
        </text:list-item>
        <text:list-item>
          <text:p text:style-name="P51">Requerimientos</text:p>
        </text:list-item>
        <text:list-item>
          <text:p text:style-name="P51">Diseño</text:p>
        </text:list-item>
        <text:list-item>
          <text:p text:style-name="P51">Implementación</text:p>
        </text:list-item>
        <text:list-item>
          <text:p text:style-name="P51">Verificación</text:p>
        </text:list-item>
        <text:list-item>
          <text:p text:style-name="P51">Comunicación</text:p>
        </text:list-item>
        <text:list-item>
          <text:p text:style-name="P51">Implantación</text:p>
        </text:list-item>
        <text:list-item>
          <text:p text:style-name="P51">Gestión de Configuración y Control de Cambios (SCM)</text:p>
        </text:list-item>
      </text:list>
      <text:p text:style-name="P10"><text:tab/></text:p>
      <table:table table:name="Tabla13" table:style-name="Tabla13">
        <table:table-column table:style-name="Tabla13.A"/>
        <table:table-column table:style-name="Tabla13.B"/>
        <text:soft-page-break/>
        <table:table-row>
          <table:table-cell table:style-name="Tabla13.A1" office:value-type="string">
            <text:p text:style-name="P32">Línea de trabajo</text:p>
          </table:table-cell>
          <table:table-cell table:style-name="Tabla13.B1" office:value-type="string">
            <text:p text:style-name="P32">Propósito</text:p>
          </table:table-cell>
        </table:table-row>
        <table:table-row>
          <table:table-cell table:style-name="Tabla13.A2" office:value-type="string">
            <text:p text:style-name="P32">Gestión del Proyecto</text:p>
          </table:table-cell>
          <table:table-cell table:style-name="Tabla13.B2" office:value-type="string">
            <text:p text:style-name="P31">Se encarga de equilibrar: el alcance de los objetivos, el manejo de los riesgos y las restricciones, para poder desarrollar un producto que satisfaga las necesidades tanto del Cliente como de los usuarios. </text:p>
          </table:table-cell>
        </table:table-row>
        <table:table-row>
          <table:table-cell table:style-name="Tabla13.A2" office:value-type="string">
            <text:p text:style-name="P32">Gestión de Calidad (SQA)</text:p>
          </table:table-cell>
          <table:table-cell table:style-name="Tabla13.B2" office:value-type="string">
            <text:p text:style-name="P31">Se encarga de hacer el seguimiento de la calidad del producto en desarrollo y de los procedimientos utilizados y el proceso seguido para tal desarrollo. </text:p>
          </table:table-cell>
        </table:table-row>
        <table:table-row>
          <table:table-cell table:style-name="Tabla13.A2" office:value-type="string">
            <text:p text:style-name="P32">Requerimientos</text:p>
          </table:table-cell>
          <table:table-cell table:style-name="Tabla13.B2" office:value-type="string">
            <text:p text:style-name="P33">Se encarga de: </text:p>
            <text:list xml:id="list42698209" text:style-name="L6">
              <text:list-item>
                <text:p text:style-name="P34">Establecer y mantener un acuerdo con los clientes e involucrados en qué debe hacer el sistema. </text:p>
              </text:list-item>
              <text:list-item>
                <text:p text:style-name="P34">Proporcionar a los desarrolladores un mejor entendimiento de los requerimientos del sistema. </text:p>
              </text:list-item>
              <text:list-item>
                <text:p text:style-name="P34">Definir el alcance del sistema. </text:p>
              </text:list-item>
              <text:list-item>
                <text:p text:style-name="P34">Proporcionar las bases para la planificación del contenido técnico de las iteraciones. </text:p>
              </text:list-item>
              <text:list-item>
                <text:p text:style-name="P34">Proporcionar las bases para estimar costo y tiempo para desarrollar el sistema. </text:p>
              </text:list-item>
              <text:list-item>
                <text:p text:style-name="P34">Definir la interfase de usuario del sistema, enfocando en las necesidades y objetivos de los usuarios</text:p>
              </text:list-item>
            </text:list>
          </table:table-cell>
        </table:table-row>
        <table:table-row>
          <table:table-cell table:style-name="Tabla13.A2" office:value-type="string">
            <text:p text:style-name="P32">Diseño</text:p>
          </table:table-cell>
          <table:table-cell table:style-name="Tabla13.B2" office:value-type="string">
            <text:p text:style-name="P33">Es el encargado de: </text:p>
            <text:list xml:id="list42696525" text:style-name="L7">
              <text:list-item>
                <text:p text:style-name="P35">Transformar los requerimientos en el diseño de lo que debe ser el sistema. </text:p>
              </text:list-item>
              <text:list-item>
                <text:p text:style-name="P35">Desarrollar una arquitectura robusta para el sistema. </text:p>
              </text:list-item>
              <text:list-item>
                <text:p text:style-name="P35">Adaptar el diseño para que se corresponda con el entorno de implementación, diseñando de forma que la implementación tenga buena performance. </text:p>
              </text:list-item>
            </text:list>
          </table:table-cell>
        </table:table-row>
        <table:table-row>
          <table:table-cell table:style-name="Tabla13.A2" office:value-type="string">
            <text:p text:style-name="P32">Implementación</text:p>
          </table:table-cell>
          <table:table-cell table:style-name="Tabla13.B2" office:value-type="string">
            <text:p text:style-name="P33">Es la encargada de: </text:p>
            <text:list xml:id="list42704775" text:style-name="L8">
              <text:list-item>
                <text:p text:style-name="P36">Definir la organización del código en términos de implementación de subsistemas organizados en capas. </text:p>
              </text:list-item>
              <text:list-item>
                <text:p text:style-name="P36">Implementar clases y objetos términos de componentes (archivos fuentes, binarios, ejecutables y otros). </text:p>
              </text:list-item>
              <text:list-item>
                <text:p text:style-name="P36">Verificar los componentes desarrollados como unidades. </text:p>
              </text:list-item>
              <text:list-item>
                <text:p text:style-name="P36">Integrar los resultados producidos por cada implementador (o por equipos), <text:soft-page-break/>en un único sistema ejecutable.</text:p>
              </text:list-item>
            </text:list>
          </table:table-cell>
        </table:table-row>
        <table:table-row>
          <table:table-cell table:style-name="Tabla13.A2" office:value-type="string">
            <text:p text:style-name="P32">Verificación</text:p>
          </table:table-cell>
          <table:table-cell table:style-name="Tabla13.B2" office:value-type="string">
            <text:p text:style-name="P33">Se encarga de: </text:p>
            <text:list xml:id="list42689751" text:style-name="L9">
              <text:list-item>
                <text:p text:style-name="P37">Verificar la interacción entre componentes. </text:p>
              </text:list-item>
              <text:list-item>
                <text:p text:style-name="P37">Verificar la correcta integración de todos los componentes del sistema. </text:p>
              </text:list-item>
              <text:list-item>
                <text:p text:style-name="P37">Verificar que todos los requerimientos han sido correctamente implementados. </text:p>
              </text:list-item>
              <text:list-item>
                <text:p text:style-name="P37">Identificar y asegurar que los defectos sean corregidos antes de la liberación del la versión del producto de software</text:p>
              </text:list-item>
            </text:list>
            <text:p text:style-name="P31"/>
          </table:table-cell>
        </table:table-row>
        <table:table-row>
          <table:table-cell table:style-name="Tabla13.A2" office:value-type="string">
            <text:p text:style-name="P32">Comunicación</text:p>
          </table:table-cell>
          <table:table-cell table:style-name="Tabla13.B2" office:value-type="string">
            <text:p text:style-name="P31">Se encarga de que cada integrante del equipo de desarrollo, el cliente, el usuario y todos los integrantes del proyecto tengan la información necesaria para desarrollar sus actividades.</text:p>
          </table:table-cell>
        </table:table-row>
        <table:table-row>
          <table:table-cell table:style-name="Tabla13.A2" office:value-type="string">
            <text:p text:style-name="P32">Implantación</text:p>
          </table:table-cell>
          <table:table-cell table:style-name="Tabla13.B2" office:value-type="string">
            <text:p text:style-name="P31">Se encarga de describir las actividades que aseguran que el producto de software esté disponible para los usuarios finales. </text:p>
          </table:table-cell>
        </table:table-row>
        <table:table-row>
          <table:table-cell table:style-name="Tabla13.A2" office:value-type="string">
            <text:p text:style-name="P32">Gestión de Configuración y Control de Cambios (SCM)</text:p>
          </table:table-cell>
          <table:table-cell table:style-name="Tabla13.B2" office:value-type="string">
            <text:p text:style-name="P33">Se encarga de:</text:p>
            <text:list xml:id="list42696876" text:style-name="L10">
              <text:list-item>
                <text:p text:style-name="P38">Identificar los elementos del proyecto que deben estar bajo configuración </text:p>
              </text:list-item>
              <text:list-item>
                <text:p text:style-name="P38">Restringir los cambios a dichos elementos </text:p>
              </text:list-item>
              <text:list-item>
                <text:p text:style-name="P38">Auditar los cambios a estos elementos </text:p>
              </text:list-item>
              <text:list-item>
                <text:p text:style-name="P38">Definir y gestionar la configuración de estos elementos </text:p>
              </text:list-item>
            </text:list>
            <text:p text:style-name="P31"/>
          </table:table-cell>
        </table:table-row>
      </table:table>
      <text:p text:style-name="P10"/>
      <text:list xml:id="list20131387" text:continue-list="list20115504" text:style-name="WW8Num33">
        <text:list-item>
          <text:list>
            <text:list-item>
              <text:p text:style-name="MTema2"><text:bookmark text:name="__RefHeading__1268_992566519"/>Responsabilidades<text:bookmark-end text:name="__RefHeading__1268_992566519"/></text:p>
            </text:list-item>
          </text:list>
        </text:list-item>
      </text:list>
      <text:p text:style-name="MTemaNormal">El SCMR debe proveer la infraestructura y el entorno de configuración para el proyecto. Debe preocuparse porque todos los integrantes del grupo entiendan y puedan ejecutar las actividades de SCM que el Plan les asigna, así como asegurar que éstas sean llevadas a cabo. Seguir la línea base, controlando las versiones y cambios de ella, son tareas correspondientes a el. Debe definir y construir el Ambiente Controlado e informar al resto del equipo sobre la manera de usarlo.</text:p>
      <text:p text:style-name="MTemaNormal">El SCMR es un apoyo importante para las decisiones que debe tomar el CCB, debiendo formar parte de éste si lo cree necesario.</text:p>
      <text:p text:style-name="MTemaNormal">Otras actividades que conciernen al SCMR son:</text:p>
      <text:list xml:id="list42711199" text:style-name="L13">
        <text:list-item>
          <text:p text:style-name="P73">Identificar los elementos de configuración, estableciendo así la línea base del proyecto.</text:p>
        </text:list-item>
        <text:list-item>
          <text:p text:style-name="P73">Fijar una política de nomenclatura de los elementos de configuración para facilitar la identificación y ubicación de éstos en el proyecto.</text:p>
        </text:list-item>
        <text:list-item>
          <text:p text:style-name="P53">Llevar a cabo el control de la configuración, estableciendo estándares y procedimientos a seguir con respecto a los cambios para permitir un control de los mismos. </text:p>
        </text:list-item>
        <text:list-item>
          <text:p text:style-name="P53"><text:soft-page-break/>Proveer de reportes de estado de la configuración mediante el seguimiento del historial de las revisiones y liberaciones.</text:p>
        </text:list-item>
        <text:list-item>
          <text:p text:style-name="P53">Realizar auditorias de la línea base del software para verificar que el Sistema en desarrollo es consistente y la línea base está bien definida</text:p>
        </text:list-item>
      </text:list>
      <text:list xml:id="list42682100" text:style-name="WW8Num60">
        <text:list-header>
          <text:p text:style-name="P65"/>
        </text:list-header>
      </text:list>
      <table:table table:name="Tabla2" table:style-name="Tabla2">
        <table:table-column table:style-name="Tabla2.A"/>
        <table:table-column table:style-name="Tabla2.B"/>
        <table:table-row table:style-name="Tabla2.1">
          <table:table-cell table:style-name="Tabla2.A1" office:value-type="string">
            <text:p text:style-name="P30">Responsable</text:p>
          </table:table-cell>
          <table:table-cell table:style-name="Tabla2.B1" office:value-type="string">
            <text:p text:style-name="P3">Actividad</text:p>
          </table:table-cell>
        </table:table-row>
        <table:table-row table:style-name="Tabla2.1">
          <table:table-cell table:style-name="Tabla2.A2" office:value-type="string">
            <text:p text:style-name="P23">SCMR</text:p>
          </table:table-cell>
          <table:table-cell table:style-name="Tabla2.B2" office:value-type="string">
            <text:p text:style-name="P8">Proveer mecanismos para solicitudes de cambios.</text:p>
          </table:table-cell>
        </table:table-row>
        <table:table-row table:style-name="Tabla2.1">
          <table:table-cell table:style-name="Tabla2.A3" office:value-type="string">
            <text:p text:style-name="P23">SCMR</text:p>
          </table:table-cell>
          <table:table-cell table:style-name="Tabla2.B3" office:value-type="string">
            <text:p text:style-name="P8">Llevar un registro de los cambios.</text:p>
          </table:table-cell>
        </table:table-row>
        <table:table-row table:style-name="Tabla2.1">
          <table:table-cell table:style-name="Tabla2.A3" office:value-type="string">
            <text:p text:style-name="P23">SCMR</text:p>
          </table:table-cell>
          <table:table-cell table:style-name="Tabla2.B3" office:value-type="string">
            <text:p text:style-name="P8">Elaborar reportes de estado de los CI.</text:p>
          </table:table-cell>
        </table:table-row>
        <table:table-row table:style-name="Tabla2.1">
          <table:table-cell table:style-name="Tabla2.A3" office:value-type="string">
            <text:p text:style-name="P23">SQAR</text:p>
          </table:table-cell>
          <table:table-cell table:style-name="Tabla2.B3" office:value-type="string">
            <text:p text:style-name="P8">Controlar la calidad del Plan de Configuración.</text:p>
          </table:table-cell>
        </table:table-row>
        <table:table-row table:style-name="Tabla2.1">
          <table:table-cell table:style-name="Tabla2.A3" office:value-type="string">
            <text:p text:style-name="P23">Todos</text:p>
          </table:table-cell>
          <table:table-cell table:style-name="Tabla2.B3" office:value-type="string">
            <text:p text:style-name="P8">Seguir el Plan de Configuración.</text:p>
          </table:table-cell>
        </table:table-row>
        <table:table-row table:style-name="Tabla2.1">
          <table:table-cell table:style-name="Tabla2.A3" office:value-type="string">
            <text:p text:style-name="P23">Todos</text:p>
          </table:table-cell>
          <table:table-cell table:style-name="Tabla2.B3" office:value-type="string">
            <text:p text:style-name="P8">Someter al Plan de Configuración los elementos de los cuales sean responsables.</text:p>
          </table:table-cell>
        </table:table-row>
        <table:table-row table:style-name="Tabla2.1">
          <table:table-cell table:style-name="Tabla2.A3" office:value-type="string">
            <text:p text:style-name="P23">CCB</text:p>
          </table:table-cell>
          <table:table-cell table:style-name="Tabla2.B3" office:value-type="string">
            <text:p text:style-name="P4"><text:span text:style-name="T11">Aceptar o rechazar una solicitud de cambio</text:span> </text:p>
          </table:table-cell>
        </table:table-row>
      </table:table>
      <text:p text:style-name="MNormal"/>
      <text:p text:style-name="MNormal"/>
      <text:list xml:id="list20130149" text:continue-list="list20131387" text:style-name="WW8Num33">
        <text:list-item>
          <text:list>
            <text:list-item>
              <text:p text:style-name="MTema2"><text:bookmark text:name="__RefHeading__1270_992566519"/>Políticas, directivas y procedimientos aplicables<text:bookmark-end text:name="__RefHeading__1270_992566519"/></text:p>
            </text:list-item>
          </text:list>
        </text:list-item>
      </text:list>
      <text:p text:style-name="Text_20_body"><text:span text:style-name="T4"><text:tab/>Los cambios deben ser aprobados por el comité de control de cambios:</text:span></text:p>
      <text:list xml:id="list42701037" text:style-name="L11">
        <text:list-item>
          <text:p text:style-name="P39">el impacto más significativo de esta política es la demora entre el cambio solicitado y su correspondiente respuesta, de aprobación o rechazo del mismo. Ésto es crucial en cambios de extrema urgencia, y una demora media en la respuesta puede tener una influencia muy negativa en el avance del proyecto.</text:p>
        </text:list-item>
        <text:list-item>
          <text:p text:style-name="P39">La contraparte buena de esta política es que hace que los cambios sean hechos con un conocimiento más global y una mejor visión que la que tiene el solicitante.</text:p>
          <text:p text:style-name="P40">2.3.1. Políticas</text:p>
        </text:list-item>
      </text:list>
      <text:list xml:id="list42696768" text:style-name="L12">
        <text:list-item>
          <text:p text:style-name="P42">Comunicación: se tendrá líneas de comunicación lo más centralizadas posibles entre las líneas de trabajo del proyecto.</text:p>
        </text:list-item>
        <text:list-item>
          <text:p text:style-name="P42">Conciencia colectiva: cada integrante, al realizar un cambio debe tener claro por qué debe ser realizado dicho cambio y cuál es el impacto que puede tener en el proyecto.</text:p>
          <text:p text:style-name="P41">2.3.2. Procedimientos</text:p>
        </text:list-item>
        <text:list-item>
          <text:p text:style-name="P43">Pérdida física: ante la pérdida física de todo o parte de archivos del proyecto se debe recurrir al SCMR para que restaure los artefactos del proyecto a partir de un respaldo de las versiones.</text:p>
        </text:list-item>
        <text:list-item>
          <text:p text:style-name="P42">Solicitud de cambios a la línea base: los integrantes del proyecto deberán informar formalmente al CCB ante la introducción de un cambio a la línea base, para que el mismo pueda evaluar el impacto del cambio y decidir si es conveniente llevarla a cabo o no.</text:p>
        </text:list-item>
      </text:list>
      <text:list xml:id="list20117886" text:continue-list="list20130149" text:style-name="WW8Num33">
        <text:list-item>
          <text:h text:style-name="MTema1" text:outline-level="3"><text:bookmark text:name="__RefHeading__1272_992566519"/>Actividades de SCM<text:bookmark-end text:name="__RefHeading__1272_992566519"/></text:h>
        </text:list-item>
      </text:list>
      <text:p text:style-name="MTemaNormal">Identifica todas las actividades y tareas que se requieren para el manejo de la configuración del sistema. Estas deben ser tanto actividades técnicas como de gestión de SCM, así como las actividades generales del proyecto que tengan implicancia sobre el manejo de configuración.</text:p>
      <text:list xml:id="list20111831" text:continue-numbering="true" text:style-name="WW8Num33">
        <text:list-item>
          <text:list>
            <text:list-item>
              <text:p text:style-name="MTema2"><text:bookmark text:name="__RefHeading__1274_992566519"/>Identificación de la configuración<text:bookmark-end text:name="__RefHeading__1274_992566519"/></text:p>
            </text:list-item>
          </text:list>
        </text:list-item>
      </text:list>
      <text:list xml:id="list43131786" text:style-name="L14">
        <text:list-item>
          <text:list>
            <text:list-item>
              <text:list>
                <text:list-header>
                  <text:p text:style-name="P57"><text:span text:style-name="T3">3.1.1. Elementos de configuración</text:span></text:p>
                </text:list-header>
              </text:list>
            </text:list-item>
          </text:list>
        </text:list-item>
      </text:list>
      <text:p text:style-name="MTemaNormal"><text:soft-page-break/><text:tab/><text:tab/>Para este proyecto los elementos de configuración se corresponderán <text:tab/><text:tab/>con los entregables definidos en el Modelo de Proceso, aunque no <text:tab/><text:tab/>necesariamente todos los entregables deben ser elementos de <text:tab/><text:tab/><text:tab/>configuración.</text:p>
      <text:p text:style-name="MTemaNormal"><text:tab/><text:tab/>La decisión de cuales de los entregables serán elementos de <text:tab/><text:tab/><text:tab/>configuración será tomada por el SCMR, quién deberá tomar en <text:tab/><text:tab/>cuenta qué productos serán necesarios cuando se quiera recuperar <text:tab/><text:tab/>una versión completa del sistema.</text:p>
      <text:p text:style-name="MTemaNormal"><text:tab/><text:tab/>Se debe generar una línea base por iteración en cada Fase, de <text:tab/><text:tab/><text:tab/>acuerdo a lo siguiente:</text:p>
      <text:list xml:id="list43147406" text:style-name="L15">
        <text:list-item>
          <text:p text:style-name="P58">Los eventos que dan origen a la línea base.</text:p>
        </text:list-item>
        <text:list-item>
          <text:p text:style-name="P58">Los elementos que serán controlados en la línea base.</text:p>
        </text:list-item>
        <text:list-item>
          <text:p text:style-name="P58">Los procedimientos usados para establecer y cambiar la línea base.</text:p>
        </text:list-item>
        <text:list-item>
          <text:p text:style-name="P58">La autorización requerida para aprobar cambios a los documentos de la línea base.</text:p>
        </text:list-item>
      </text:list>
      <text:p text:style-name="P59"><text:span text:style-name="T3"><text:tab/>3.1.2. Nomenclatura de Elementos</text:span></text:p>
      <text:p text:style-name="MTemaNormal"><text:tab/><text:tab/>En esta sección se especifican la identificación y descripción única de <text:tab/><text:tab/>cada elemento de configuración.</text:p>
      <text:p text:style-name="MTemaNormal"><text:tab/><text:tab/>Además se especifica como se distinguirán las diferentes versiones de <text:tab/><text:tab/>cada elemento.</text:p>
      <text:p text:style-name="MTemaNormal"><text:tab/><text:tab/>Para todos los elementos de configuración se les deberá agregar, <text:tab/><text:tab/>después del nombre del mismo, información acerca del grupo al que <text:tab/><text:tab/>corresponde el elemento y la versión del mismo.</text:p>
      <text:p text:style-name="MTemaNormal"><text:tab/><text:tab/>El formato de la nomenclatura es <text:span text:style-name="T2">NomenclaturaG</text:span>X<text:span text:style-name="T2">v</text:span>Y.extensión, <text:tab/><text:tab/>donde:</text:p>
      <text:p text:style-name="P15"><text:tab/>· Nomenclatura es la especificada mas abajo para cada elemento.</text:p>
      <text:p text:style-name="P15"><text:tab/>· X es un número de 1 dígito que identifica al grupo.</text:p>
      <text:p text:style-name="P15"><text:tab/>· Y indica la versión del elemento de configuración o entregable.</text:p>
      <text:p text:style-name="P15"><text:tab/>· Extensión indica la extensión del elemento de configuración o <text:tab/>entregable.</text:p>
      <text:p text:style-name="P15"/>
      <text:p text:style-name="MTemaNormal"><text:tab/><text:tab/>Para los entregables, se deberá identificar a que Fase e iteración <text:tab/><text:tab/>corresponden en forma manual. Esto es: para los elementos bajo <text:tab/><text:tab/>control de configuración se los almacenará de forma que se puedan <text:tab/><text:tab/>recuperar dada la Fase e iteración a la que corresponden, y para los <text:tab/><text:tab/>elementos que no se encuentran bajo control de configuración podrán <text:tab/><text:tab/>ser almacenados por ejemplo en carpetas que identifiquen la Fase e <text:tab/><text:tab/>iteración a la que pertenecen.</text:p>
      <text:p text:style-name="MTemaNormal"><text:tab/><text:tab/>Se indica la siguiente nomenclatura para cada entregable en el <text:tab/><text:tab/>modelo de proceso, según la disciplina (en caso que exista algún <text:tab/><text:tab/>elemento de configuración que se agregue a los que se detallan <text:tab/><text:tab/>abajo, se deberá incluir en las tablas siguientes de acuerdo a la <text:tab/><text:tab/>disciplina a la que pertenece, indicando la nomenclatura usada):</text:p>
      <text:p text:style-name="MNormal"/>
      <text:p text:style-name="P16">Requerimientos:</text:p>
      <text:p text:style-name="P14"/>
      <table:table table:name="Tabla3" table:style-name="Tabla3">
        <table:table-column table:style-name="Tabla3.A"/>
        <table:table-column table:style-name="Tabla3.B"/>
        <table:table-row table:style-name="Tabla3.1">
          <table:table-cell table:style-name="Tabla3.A1" office:value-type="string">
            <text:p text:style-name="P29">Nomenclatura</text:p>
          </table:table-cell>
          <table:table-cell table:style-name="Tabla3.B1" office:value-type="string">
            <text:p text:style-name="P3">Entregable</text:p>
          </table:table-cell>
        </table:table-row>
        <table:table-row table:style-name="Tabla3.1">
          <table:table-cell table:style-name="Tabla3.A2" office:value-type="string">
            <text:p text:style-name="P4">RQACT</text:p>
          </table:table-cell>
          <table:table-cell table:style-name="Tabla3.B2" office:value-type="string">
            <text:p text:style-name="P4">Acta de Reunión de Requerimientos</text:p>
          </table:table-cell>
        </table:table-row>
        <table:table-row table:style-name="Tabla3.1">
          <table:table-cell table:style-name="Tabla3.A2" office:value-type="string">
            <text:p text:style-name="P4">RQDRQ</text:p>
          </table:table-cell>
          <table:table-cell table:style-name="Tabla3.B2" office:value-type="string">
            <text:p text:style-name="P4">Especificación de Requerimientos</text:p>
          </table:table-cell>
        </table:table-row>
        <table:table-row table:style-name="Tabla3.1">
          <table:table-cell table:style-name="Tabla3.A2" office:value-type="string">
            <text:p text:style-name="P20">RQMOD</text:p>
          </table:table-cell>
          <table:table-cell table:style-name="Tabla3.B2" office:value-type="string">
            <text:p text:style-name="P4">Modelo de Casos de Uso</text:p>
          </table:table-cell>
        </table:table-row>
        <table:table-row table:style-name="Tabla3.1">
          <table:table-cell table:style-name="Tabla3.A2" office:value-type="string">
            <text:p text:style-name="P20">RQRSU</text:p>
          </table:table-cell>
          <table:table-cell table:style-name="Tabla3.B2" office:value-type="string">
            <text:p text:style-name="P4">Requerimientos Suplementarios</text:p>
          </table:table-cell>
        </table:table-row>
        <text:soft-page-break/>
        <table:table-row table:style-name="Tabla3.1">
          <table:table-cell table:style-name="Tabla3.A2" office:value-type="string">
            <text:p text:style-name="P20">RQDVC</text:p>
          </table:table-cell>
          <table:table-cell table:style-name="Tabla3.B2" office:value-type="string">
            <text:p text:style-name="P4">Documento de Validación con el Cliente</text:p>
          </table:table-cell>
        </table:table-row>
        <table:table-row table:style-name="Tabla3.1">
          <table:table-cell table:style-name="Tabla3.A2" office:value-type="string">
            <text:p text:style-name="P20">RQPIU</text:p>
          </table:table-cell>
          <table:table-cell table:style-name="Tabla3.B2" office:value-type="string">
            <text:p text:style-name="P4">Pautas para Interfase de Usuario</text:p>
          </table:table-cell>
        </table:table-row>
        <table:table-row table:style-name="Tabla3.1">
          <table:table-cell table:style-name="Tabla3.A2" office:value-type="string">
            <text:p text:style-name="P20">RQRCA</text:p>
          </table:table-cell>
          <table:table-cell table:style-name="Tabla3.B2" office:value-type="string">
            <text:p text:style-name="P4">Requerimientos Candidatos</text:p>
          </table:table-cell>
        </table:table-row>
        <table:table-row table:style-name="Tabla3.1">
          <table:table-cell table:style-name="Tabla3.A2" office:value-type="string">
            <text:p text:style-name="P20">RQALS</text:p>
          </table:table-cell>
          <table:table-cell table:style-name="Tabla3.B2" office:value-type="string">
            <text:p text:style-name="P4">Alcance del Sistema</text:p>
          </table:table-cell>
        </table:table-row>
        <table:table-row table:style-name="Tabla3.1">
          <table:table-cell table:style-name="Tabla3.A2" office:value-type="string">
            <text:p text:style-name="P4">RQGLO</text:p>
          </table:table-cell>
          <table:table-cell table:style-name="Tabla3.B2" office:value-type="string">
            <text:p text:style-name="P4">Glosario</text:p>
          </table:table-cell>
        </table:table-row>
        <table:table-row table:style-name="Tabla3.1">
          <table:table-cell table:style-name="Tabla3.A2" office:value-type="string">
            <text:p text:style-name="P4">RQOOMDO</text:p>
          </table:table-cell>
          <table:table-cell table:style-name="Tabla3.B2" office:value-type="string">
            <text:p text:style-name="P4">Modelo de Dominio</text:p>
          </table:table-cell>
        </table:table-row>
        <table:table-row table:style-name="Tabla3.1">
          <table:table-cell table:style-name="Tabla3.A2" office:value-type="string">
            <text:p text:style-name="P4">RQOODRP</text:p>
          </table:table-cell>
          <table:table-cell table:style-name="Tabla3.B2" office:value-type="string">
            <text:p text:style-name="P4">Documento de Requerimientos para el Prototipo</text:p>
          </table:table-cell>
        </table:table-row>
        <table:table-row table:style-name="Tabla3.1">
          <table:table-cell table:style-name="Tabla3.A2" office:value-type="string">
            <text:p text:style-name="P4">RQGXNOM</text:p>
          </table:table-cell>
          <table:table-cell table:style-name="Tabla3.B2" office:value-type="string">
            <text:p text:style-name="P4">Nomenclatura</text:p>
          </table:table-cell>
        </table:table-row>
      </table:table>
      <text:p text:style-name="MNormal"><text:tab/></text:p>
      <text:p text:style-name="P25">Diseño:</text:p>
      <text:p text:style-name="P24"/>
      <table:table table:name="Tabla4" table:style-name="Tabla4">
        <table:table-column table:style-name="Tabla4.A"/>
        <table:table-column table:style-name="Tabla4.B"/>
        <table:table-row table:style-name="Tabla4.1">
          <table:table-cell table:style-name="Tabla4.A1" office:value-type="string">
            <text:p text:style-name="P29">Nomenclatura</text:p>
          </table:table-cell>
          <table:table-cell table:style-name="Tabla4.B1" office:value-type="string">
            <text:p text:style-name="P3">Entregable</text:p>
          </table:table-cell>
        </table:table-row>
        <table:table-row table:style-name="Tabla4.1">
          <table:table-cell table:style-name="Tabla4.A2" office:value-type="string">
            <text:p text:style-name="P20">DSMDI</text:p>
          </table:table-cell>
          <table:table-cell table:style-name="Tabla4.B2" office:value-type="string">
            <text:p text:style-name="P4">Modelo de Diseño</text:p>
          </table:table-cell>
        </table:table-row>
        <table:table-row table:style-name="Tabla4.1">
          <table:table-cell table:style-name="Tabla4.A2" office:value-type="string">
            <text:p text:style-name="P21">DSARQ</text:p>
          </table:table-cell>
          <table:table-cell table:style-name="Tabla4.B2" office:value-type="string">
            <text:p text:style-name="P4">Descripción de la Arquitectura</text:p>
          </table:table-cell>
        </table:table-row>
        <table:table-row table:style-name="Tabla4.1">
          <table:table-cell table:style-name="Tabla4.A2" office:value-type="string">
            <text:p text:style-name="P21">DSOOMDA</text:p>
          </table:table-cell>
          <table:table-cell table:style-name="Tabla4.B2" office:value-type="string">
            <text:p text:style-name="P4">Modelo de Datos</text:p>
          </table:table-cell>
        </table:table-row>
        <table:table-row table:style-name="Tabla4.1">
          <table:table-cell table:style-name="Tabla4.A2" office:value-type="string">
            <text:p text:style-name="P21">DSOODDP</text:p>
          </table:table-cell>
          <table:table-cell table:style-name="Tabla4.B2" office:value-type="string">
            <text:p text:style-name="P4">Documento de Diseño del Prototipo</text:p>
          </table:table-cell>
        </table:table-row>
      </table:table>
      <text:p text:style-name="MNormal"/>
      <text:p text:style-name="P26">Implementación:</text:p>
      <text:p text:style-name="P24"/>
      <table:table table:name="Tabla5" table:style-name="Tabla5">
        <table:table-column table:style-name="Tabla5.A"/>
        <table:table-column table:style-name="Tabla5.B"/>
        <table:table-row table:style-name="Tabla5.1">
          <table:table-cell table:style-name="Tabla5.A1" office:value-type="string">
            <text:p text:style-name="P29">Nomenclatura</text:p>
          </table:table-cell>
          <table:table-cell table:style-name="Tabla5.B1" office:value-type="string">
            <text:p text:style-name="P3">Entregable</text:p>
          </table:table-cell>
        </table:table-row>
        <table:table-row table:style-name="Tabla5.1">
          <table:table-cell table:style-name="Tabla5.A2" office:value-type="string">
            <text:p text:style-name="P20">IMEDT</text:p>
          </table:table-cell>
          <table:table-cell table:style-name="Tabla5.B2" office:value-type="string">
            <text:p text:style-name="P4">Estándar de Documentación Técnica</text:p>
          </table:table-cell>
        </table:table-row>
        <table:table-row table:style-name="Tabla5.1">
          <table:table-cell table:style-name="Tabla5.A2" office:value-type="string">
            <text:p text:style-name="P20">IMEI</text:p>
          </table:table-cell>
          <table:table-cell table:style-name="Tabla5.B2" office:value-type="string">
            <text:p text:style-name="P4">Estándar de Implementación</text:p>
          </table:table-cell>
        </table:table-row>
        <table:table-row table:style-name="Tabla5.1">
          <table:table-cell table:style-name="Tabla5.A2" office:value-type="string">
            <text:p text:style-name="P20">IMPR</text:p>
          </table:table-cell>
          <table:table-cell table:style-name="Tabla5.B2" office:value-type="string">
            <text:p text:style-name="P4">Prototipo</text:p>
          </table:table-cell>
        </table:table-row>
        <table:table-row table:style-name="Tabla5.1">
          <table:table-cell table:style-name="Tabla5.A2" office:value-type="string">
            <text:p text:style-name="P20">IMIIN</text:p>
          </table:table-cell>
          <table:table-cell table:style-name="Tabla5.B2" office:value-type="string">
            <text:p text:style-name="P4">Informe de Integración</text:p>
          </table:table-cell>
        </table:table-row>
        <table:table-row table:style-name="Tabla5.1">
          <table:table-cell table:style-name="Tabla5.A2" office:value-type="string">
            <text:p text:style-name="P20">IMDT</text:p>
          </table:table-cell>
          <table:table-cell table:style-name="Tabla5.B2" office:value-type="string">
            <text:p text:style-name="P4">Documentación técnica</text:p>
          </table:table-cell>
        </table:table-row>
        <table:table-row table:style-name="Tabla5.1">
          <table:table-cell table:style-name="Tabla5.A2" office:value-type="string">
            <text:p text:style-name="P4">IMIVU</text:p>
          </table:table-cell>
          <table:table-cell table:style-name="Tabla5.B2" office:value-type="string">
            <text:p text:style-name="P4">Informe de Verificación Unitaria</text:p>
          </table:table-cell>
        </table:table-row>
        <table:table-row table:style-name="Tabla5.1">
          <table:table-cell table:style-name="Tabla5.A2" office:value-type="string">
            <text:p text:style-name="P4">IMOOPII</text:p>
          </table:table-cell>
          <table:table-cell table:style-name="Tabla5.B2" office:value-type="string">
            <text:p text:style-name="P4">Plan de Integración de la Iteración</text:p>
          </table:table-cell>
        </table:table-row>
        <table:table-row table:style-name="Tabla5.1">
          <table:table-cell table:style-name="Tabla5.A2" office:value-type="string">
            <text:p text:style-name="P4">IMOOMIM</text:p>
          </table:table-cell>
          <table:table-cell table:style-name="Tabla5.B2" office:value-type="string">
            <text:p text:style-name="P4">Modelo de Implementación</text:p>
          </table:table-cell>
        </table:table-row>
        <table:table-row table:style-name="Tabla5.1">
          <table:table-cell table:style-name="Tabla5.A2" office:value-type="string">
            <text:p text:style-name="P4"><text:bookmark-start text:name="OLE_LINK1"/>IMOO<text:bookmark-end text:name="OLE_LINK1"/>EJI</text:p>
          </table:table-cell>
          <table:table-cell table:style-name="Tabla5.B2" office:value-type="string">
            <text:p text:style-name="P4">Ejecutable de la Iteración</text:p>
          </table:table-cell>
        </table:table-row>
        <table:table-row table:style-name="Tabla5.1">
          <table:table-cell table:style-name="Tabla5.A2" office:value-type="string">
            <text:p text:style-name="P4">IMOORRP</text:p>
          </table:table-cell>
          <table:table-cell table:style-name="Tabla5.B2" office:value-type="string">
            <text:p text:style-name="P4">Reporte de Revisión por Pares</text:p>
          </table:table-cell>
        </table:table-row>
        <table:table-row table:style-name="Tabla5.1">
          <table:table-cell table:style-name="Tabla5.A2" office:value-type="string">
            <text:p text:style-name="P4">IMOOCVU</text:p>
          </table:table-cell>
          <table:table-cell table:style-name="Tabla5.B2" office:value-type="string">
            <text:p text:style-name="P4">Clases de la Verificación Unitaria de Módulo</text:p>
          </table:table-cell>
        </table:table-row>
        <table:table-row table:style-name="Tabla5.1">
          <table:table-cell table:style-name="Tabla5.A2" office:value-type="string">
            <text:p text:style-name="P4">IMGXICO</text:p>
          </table:table-cell>
          <table:table-cell table:style-name="Tabla5.B2" office:value-type="string">
            <text:p text:style-name="P4">Informe de Consolidación</text:p>
          </table:table-cell>
        </table:table-row>
        <table:table-row table:style-name="Tabla5.1">
          <table:table-cell table:style-name="Tabla5.A2" office:value-type="string">
            <text:p text:style-name="P4">IMGXEST</text:p>
          </table:table-cell>
          <table:table-cell table:style-name="Tabla5.B2" office:value-type="string">
            <text:p text:style-name="P4">BC Con Estilos</text:p>
          </table:table-cell>
        </table:table-row>
        <table:table-row table:style-name="Tabla5.1">
          <table:table-cell table:style-name="Tabla5.A2" office:value-type="string">
            <text:p text:style-name="P4">IMGXCON</text:p>
          </table:table-cell>
          <table:table-cell table:style-name="Tabla5.B2" office:value-type="string">
            <text:p text:style-name="P4">BC Consolidado</text:p>
          </table:table-cell>
        </table:table-row>
        <table:table-row table:style-name="Tabla5.1">
          <table:table-cell table:style-name="Tabla5.A2" office:value-type="string">
            <text:p text:style-name="P4">IMGXNUC</text:p>
          </table:table-cell>
          <table:table-cell table:style-name="Tabla5.B2" office:value-type="string">
            <text:p text:style-name="P4">BC Núcleo</text:p>
          </table:table-cell>
        </table:table-row>
        <table:table-row table:style-name="Tabla5.1">
          <table:table-cell table:style-name="Tabla5.A2" office:value-type="string">
            <text:p text:style-name="P5">IMGXMOD</text:p>
          </table:table-cell>
          <table:table-cell table:style-name="Tabla5.B2" office:value-type="string">
            <text:p text:style-name="P5">BC Módulo</text:p>
          </table:table-cell>
        </table:table-row>
      </table:table>
      <text:p text:style-name="MNormal"/>
      <text:p text:style-name="P25">Verificación:</text:p>
      <text:p text:style-name="P27"/>
      <table:table table:name="Tabla6" table:style-name="Tabla6">
        <table:table-column table:style-name="Tabla6.A"/>
        <table:table-column table:style-name="Tabla6.B"/>
        <table:table-row table:style-name="Tabla6.1">
          <table:table-cell table:style-name="Tabla6.A1" office:value-type="string">
            <text:p text:style-name="P29">Nomenclatura</text:p>
          </table:table-cell>
          <table:table-cell table:style-name="Tabla6.B1" office:value-type="string">
            <text:p text:style-name="P3">Entregable</text:p>
          </table:table-cell>
        </table:table-row>
        <table:table-row table:style-name="Tabla6.1">
          <table:table-cell table:style-name="Tabla6.A2" office:value-type="string">
            <text:p text:style-name="P4">VRPVV</text:p>
          </table:table-cell>
          <table:table-cell table:style-name="Tabla6.B2" office:value-type="string">
            <text:p text:style-name="P4">Plan de Verificación y Validación</text:p>
          </table:table-cell>
        </table:table-row>
        <table:table-row table:style-name="Tabla6.1">
          <table:table-cell table:style-name="Tabla6.A2" office:value-type="string">
            <text:p text:style-name="P4">VRDAP</text:p>
          </table:table-cell>
          <table:table-cell table:style-name="Tabla6.B2" office:value-type="string">
            <text:p text:style-name="P4">Documento de Evaluación y Ajuste del Plan de V &amp; V</text:p>
          </table:table-cell>
        </table:table-row>
        <table:table-row table:style-name="Tabla6.1">
          <table:table-cell table:style-name="Tabla6.A2" office:value-type="string">
            <text:p text:style-name="P4">VRPVI</text:p>
          </table:table-cell>
          <table:table-cell table:style-name="Tabla6.B2" office:value-type="string">
            <text:p text:style-name="P4">Plan de Verificación de la Iteración</text:p>
          </table:table-cell>
        </table:table-row>
        <table:table-row table:style-name="Tabla6.1">
          <table:table-cell table:style-name="Tabla6.A2" office:value-type="string">
            <text:p text:style-name="P20">VRMCP</text:p>
          </table:table-cell>
          <table:table-cell table:style-name="Tabla6.B2" office:value-type="string">
            <text:p text:style-name="P1"><text:span text:style-name="T5">Modelo de </text:span><text:span text:style-name="T4">Casos de Prueba</text:span></text:p>
          </table:table-cell>
        </table:table-row>
        <table:table-row table:style-name="Tabla6.1">
          <table:table-cell table:style-name="Tabla6.A2" office:value-type="string">
            <text:p text:style-name="P4">VRIVD</text:p>
          </table:table-cell>
          <table:table-cell table:style-name="Tabla6.B2" office:value-type="string">
            <text:p text:style-name="P4">Informe de Verificación de Documento</text:p>
          </table:table-cell>
        </table:table-row>
        <table:table-row table:style-name="Tabla6.1">
          <table:table-cell table:style-name="Tabla6.A2" office:value-type="string">
            <text:p text:style-name="P4">VRIVI</text:p>
          </table:table-cell>
          <table:table-cell table:style-name="Tabla6.B2" office:value-type="string">
            <text:p text:style-name="P4">Informe de Verificación de Integración </text:p>
          </table:table-cell>
        </table:table-row>
        <table:table-row table:style-name="Tabla6.1">
          <table:table-cell table:style-name="Tabla6.A2" office:value-type="string">
            <text:p text:style-name="P4">VRIVS</text:p>
          </table:table-cell>
          <table:table-cell table:style-name="Tabla6.B2" office:value-type="string">
            <text:p text:style-name="P4">Informe de Verificación del Sistema</text:p>
          </table:table-cell>
        </table:table-row>
        <table:table-row table:style-name="Tabla6.1">
          <table:table-cell table:style-name="Tabla6.A2" office:value-type="string">
            <text:p text:style-name="P4">VRRPR</text:p>
          </table:table-cell>
          <table:table-cell table:style-name="Tabla6.B2" office:value-type="string">
            <text:p text:style-name="P4">Reportes de Pruebas</text:p>
          </table:table-cell>
        </table:table-row>
        <table:table-row table:style-name="Tabla6.1">
          <table:table-cell table:style-name="Tabla6.A2" office:value-type="string">
            <text:p text:style-name="P4">VREV</text:p>
          </table:table-cell>
          <table:table-cell table:style-name="Tabla6.B2" office:value-type="string">
            <text:p text:style-name="P4">Evaluación de la Verificación</text:p>
          </table:table-cell>
        </table:table-row>
        <table:table-row table:style-name="Tabla6.1">
          <table:table-cell table:style-name="Tabla6.A2" office:value-type="string">
            <text:p text:style-name="P4">VRIFV</text:p>
          </table:table-cell>
          <table:table-cell table:style-name="Tabla6.B2" office:value-type="string">
            <text:p text:style-name="P4">Informe Final de Verificación</text:p>
          </table:table-cell>
        </table:table-row>
      </table:table>
      <text:p text:style-name="MNormal"/>
      <text:p text:style-name="P25">Implantación (IP):</text:p>
      <text:p text:style-name="P24"/>
      <table:table table:name="Tabla7" table:style-name="Tabla7">
        <table:table-column table:style-name="Tabla7.A"/>
        <table:table-column table:style-name="Tabla7.B"/>
        <table:table-row table:style-name="Tabla7.1">
          <table:table-cell table:style-name="Tabla7.A1" office:value-type="string">
            <text:p text:style-name="P29">Nomenclatura</text:p>
          </table:table-cell>
          <table:table-cell table:style-name="Tabla7.B1" office:value-type="string">
            <text:p text:style-name="P3">Entregable</text:p>
          </table:table-cell>
        </table:table-row>
        <table:table-row table:style-name="Tabla7.1">
          <table:table-cell table:style-name="Tabla7.A2" office:value-type="string">
            <text:p text:style-name="P20">IPMSU</text:p>
          </table:table-cell>
          <table:table-cell table:style-name="Tabla7.B2" office:value-type="string">
            <text:p text:style-name="P4">Materiales para Soporte al Usuario</text:p>
            <text:p text:style-name="P2">(Se pueden usar sufijos para identificar cada ítem dentro <text:soft-page-break/>del material Ej. IPMSUMU para Manual de Usuario)</text:p>
          </table:table-cell>
        </table:table-row>
        <table:table-row table:style-name="Tabla7.1">
          <table:table-cell table:style-name="Tabla7.A2" office:value-type="string">
            <text:p text:style-name="P4">IPMCA</text:p>
          </table:table-cell>
          <table:table-cell table:style-name="Tabla7.B2" office:value-type="string">
            <text:p text:style-name="P4">Materiales para Capacitación</text:p>
          </table:table-cell>
        </table:table-row>
        <table:table-row table:style-name="Tabla7.1">
          <table:table-cell table:style-name="Tabla7.A2" office:value-type="string">
            <text:p text:style-name="P4">IPPS</text:p>
          </table:table-cell>
          <table:table-cell table:style-name="Tabla7.B2" office:value-type="string">
            <text:p text:style-name="P4">Presentación del Sistema</text:p>
          </table:table-cell>
        </table:table-row>
        <table:table-row table:style-name="Tabla7.1">
          <table:table-cell table:style-name="Tabla7.A2" office:value-type="string">
            <text:p text:style-name="P4">IPPLA</text:p>
          </table:table-cell>
          <table:table-cell table:style-name="Tabla7.B2" office:value-type="string">
            <text:p text:style-name="P4">Plan de Implantación</text:p>
          </table:table-cell>
        </table:table-row>
        <table:table-row table:style-name="Tabla7.1">
          <table:table-cell table:style-name="Tabla7.A2" office:value-type="string">
            <text:p text:style-name="P4">IPVPR</text:p>
          </table:table-cell>
          <table:table-cell table:style-name="Tabla7.B2" office:value-type="string">
            <text:p text:style-name="P4">Versión del Producto</text:p>
          </table:table-cell>
        </table:table-row>
        <table:table-row table:style-name="Tabla7.1">
          <table:table-cell table:style-name="Tabla7.A2" office:value-type="string">
            <text:p text:style-name="P4">IPOOEDU</text:p>
          </table:table-cell>
          <table:table-cell table:style-name="Tabla7.B2" office:value-type="string">
            <text:p text:style-name="P4">Estándar de Documentación de Usuario</text:p>
          </table:table-cell>
        </table:table-row>
        <table:table-row table:style-name="Tabla7.1">
          <table:table-cell table:style-name="Tabla7.A2" office:value-type="string">
            <text:p text:style-name="P4">IPOORFPA</text:p>
          </table:table-cell>
          <table:table-cell table:style-name="Tabla7.B2" office:value-type="string">
            <text:p text:style-name="P4">Reporte Final de Pruebas de Aceptación</text:p>
          </table:table-cell>
        </table:table-row>
      </table:table>
      <text:p text:style-name="MNormal"/>
      <text:p text:style-name="P25">Gestión de Configuración y Control de Cambios (SCM):</text:p>
      <text:p text:style-name="P24"/>
      <table:table table:name="Tabla8" table:style-name="Tabla8">
        <table:table-column table:style-name="Tabla8.A"/>
        <table:table-column table:style-name="Tabla8.B"/>
        <table:table-row table:style-name="Tabla8.1">
          <table:table-cell table:style-name="Tabla8.A1" office:value-type="string">
            <text:p text:style-name="P29">Nomenclatura</text:p>
          </table:table-cell>
          <table:table-cell table:style-name="Tabla8.B1" office:value-type="string">
            <text:p text:style-name="P3">Entregable</text:p>
          </table:table-cell>
        </table:table-row>
        <table:table-row table:style-name="Tabla8.1">
          <table:table-cell table:style-name="Tabla8.A2" office:value-type="string">
            <text:p text:style-name="P6">SCMPLA</text:p>
          </table:table-cell>
          <table:table-cell table:style-name="Tabla8.B2" office:value-type="string">
            <text:p text:style-name="P6">Plan de Configuración</text:p>
          </table:table-cell>
        </table:table-row>
        <table:table-row table:style-name="Tabla8.1">
          <table:table-cell table:style-name="Tabla8.A2" office:value-type="string">
            <text:p text:style-name="P20">SCMMAC</text:p>
          </table:table-cell>
          <table:table-cell table:style-name="Tabla8.B2" office:value-type="string">
            <text:p text:style-name="P4">Manejo del Ambiente Controlado</text:p>
          </table:table-cell>
        </table:table-row>
        <table:table-row table:style-name="Tabla8.1">
          <table:table-cell table:style-name="Tabla8.A2" office:value-type="string">
            <text:p text:style-name="P21">SCMGC</text:p>
          </table:table-cell>
          <table:table-cell table:style-name="Tabla8.B2" office:value-type="string">
            <text:p text:style-name="P4">Gestión de Cambios</text:p>
          </table:table-cell>
        </table:table-row>
        <table:table-row table:style-name="Tabla8.1">
          <table:table-cell table:style-name="Tabla8.A2" office:value-type="string">
            <text:p text:style-name="P21">SCMRV</text:p>
          </table:table-cell>
          <table:table-cell table:style-name="Tabla8.B2" office:value-type="string">
            <text:p text:style-name="P4">Registro de Versiones</text:p>
          </table:table-cell>
        </table:table-row>
        <table:table-row table:style-name="Tabla8.1">
          <table:table-cell table:style-name="Tabla8.A2" office:value-type="string">
            <text:p text:style-name="P22">SCMILB</text:p>
          </table:table-cell>
          <table:table-cell table:style-name="Tabla8.B2" office:value-type="string">
            <text:p text:style-name="P6">Informe de la Línea Base del Proyecto</text:p>
          </table:table-cell>
        </table:table-row>
        <table:table-row table:style-name="Tabla8.1">
          <table:table-cell table:style-name="Tabla8.A2" office:value-type="string">
            <text:p text:style-name="P21">SCMIF</text:p>
          </table:table-cell>
          <table:table-cell table:style-name="Tabla8.B2" office:value-type="string">
            <text:p text:style-name="P4">Informe Final de SCM</text:p>
          </table:table-cell>
        </table:table-row>
      </table:table>
      <text:p text:style-name="MNormal"/>
      <text:p text:style-name="P25">Gestión de Calidad (SQA):</text:p>
      <text:p text:style-name="P24"/>
      <table:table table:name="Tabla9" table:style-name="Tabla9">
        <table:table-column table:style-name="Tabla9.A"/>
        <table:table-column table:style-name="Tabla9.B"/>
        <table:table-row table:style-name="Tabla9.1">
          <table:table-cell table:style-name="Tabla9.A1" office:value-type="string">
            <text:p text:style-name="P29">Nomenclatura</text:p>
          </table:table-cell>
          <table:table-cell table:style-name="Tabla9.B1" office:value-type="string">
            <text:p text:style-name="P3">Entregable</text:p>
          </table:table-cell>
        </table:table-row>
        <table:table-row table:style-name="Tabla9.1">
          <table:table-cell table:style-name="Tabla9.A2" office:value-type="string">
            <text:p text:style-name="P20">SQAPLA</text:p>
          </table:table-cell>
          <table:table-cell table:style-name="Tabla9.B2" office:value-type="string">
            <text:p text:style-name="P6">Plan de Calidad</text:p>
          </table:table-cell>
        </table:table-row>
        <table:table-row table:style-name="Tabla9.1">
          <table:table-cell table:style-name="Tabla9.A2" office:value-type="string">
            <text:p text:style-name="P20">SQADAP</text:p>
          </table:table-cell>
          <table:table-cell table:style-name="Tabla9.B2" office:value-type="string">
            <text:p text:style-name="P4">Documento de Evaluación y Ajuste del Plan de Calidad</text:p>
          </table:table-cell>
        </table:table-row>
        <table:table-row table:style-name="Tabla9.1">
          <table:table-cell table:style-name="Tabla9.A2" office:value-type="string">
            <text:p text:style-name="P7">SQARTF</text:p>
          </table:table-cell>
          <table:table-cell table:style-name="Tabla9.B2" office:value-type="string">
            <text:p text:style-name="P7">Informe de RTF</text:p>
          </table:table-cell>
        </table:table-row>
        <table:table-row table:style-name="Tabla9.1">
          <table:table-cell table:style-name="Tabla9.A2" office:value-type="string">
            <text:p text:style-name="P20">SQAES</text:p>
          </table:table-cell>
          <table:table-cell table:style-name="Tabla9.B2" office:value-type="string">
            <text:p text:style-name="P6">Entrega Semanal de SQA</text:p>
          </table:table-cell>
        </table:table-row>
        <table:table-row table:style-name="Tabla9.1">
          <table:table-cell table:style-name="Tabla9.A2" office:value-type="string">
            <text:p text:style-name="P6">SQAIR</text:p>
          </table:table-cell>
          <table:table-cell table:style-name="Tabla9.B2" office:value-type="string">
            <text:p text:style-name="P6">Informe de Revisión de SQA</text:p>
          </table:table-cell>
        </table:table-row>
        <table:table-row table:style-name="Tabla9.1">
          <table:table-cell table:style-name="Tabla9.A2" office:value-type="string">
            <text:p text:style-name="P6">SQADV</text:p>
          </table:table-cell>
          <table:table-cell table:style-name="Tabla9.B2" office:value-type="string">
            <text:p text:style-name="P6">Descripción de la Versión</text:p>
          </table:table-cell>
        </table:table-row>
        <table:table-row table:style-name="Tabla9.1">
          <table:table-cell table:style-name="Tabla9.A2" office:value-type="string">
            <text:p text:style-name="P6">SQANV</text:p>
          </table:table-cell>
          <table:table-cell table:style-name="Tabla9.B2" office:value-type="string">
            <text:p text:style-name="P6">Notas de la Versión</text:p>
          </table:table-cell>
        </table:table-row>
        <table:table-row table:style-name="Tabla9.1">
          <table:table-cell table:style-name="Tabla9.A2" office:value-type="string">
            <text:p text:style-name="P20">SQAIF</text:p>
          </table:table-cell>
          <table:table-cell table:style-name="Tabla9.B2" office:value-type="string">
            <text:p text:style-name="P6">Informe Final de SQA</text:p>
          </table:table-cell>
        </table:table-row>
      </table:table>
      <text:p text:style-name="MNormal"/>
      <text:p text:style-name="P25">Gestión de Proyecto (GP):</text:p>
      <text:p text:style-name="P13"/>
      <table:table table:name="Tabla10" table:style-name="Tabla10">
        <table:table-column table:style-name="Tabla10.A"/>
        <table:table-column table:style-name="Tabla10.B"/>
        <table:table-row table:style-name="Tabla10.1">
          <table:table-cell table:style-name="Tabla10.A1" office:value-type="string">
            <text:p text:style-name="P29">Nomenclatura</text:p>
          </table:table-cell>
          <table:table-cell table:style-name="Tabla10.B1" office:value-type="string">
            <text:p text:style-name="P3">Entregable</text:p>
          </table:table-cell>
        </table:table-row>
        <table:table-row table:style-name="Tabla10.1">
          <table:table-cell table:style-name="Tabla10.A2" office:value-type="string">
            <text:p text:style-name="P28">GPPLA</text:p>
          </table:table-cell>
          <table:table-cell table:style-name="Tabla10.B2" office:value-type="string">
            <text:p text:style-name="P6">Plan de Proyecto</text:p>
          </table:table-cell>
        </table:table-row>
        <table:table-row table:style-name="Tabla10.1">
          <table:table-cell table:style-name="Tabla10.A2" office:value-type="string">
            <text:p text:style-name="P28">GPISP</text:p>
          </table:table-cell>
          <table:table-cell table:style-name="Tabla10.B2" office:value-type="string">
            <text:p text:style-name="P6">Informe de Situación del Proyecto</text:p>
          </table:table-cell>
        </table:table-row>
        <table:table-row table:style-name="Tabla10.1">
          <table:table-cell table:style-name="Tabla10.A2" office:value-type="string">
            <text:p text:style-name="P28">GPEM</text:p>
          </table:table-cell>
          <table:table-cell table:style-name="Tabla10.B2" office:value-type="string">
            <text:p text:style-name="P6">Estimaciones y Mediciones</text:p>
          </table:table-cell>
        </table:table-row>
        <table:table-row table:style-name="Tabla10.1">
          <table:table-cell table:style-name="Tabla10.A2" office:value-type="string">
            <text:p text:style-name="P28">GPDRI</text:p>
          </table:table-cell>
          <table:table-cell table:style-name="Tabla10.B2" office:value-type="string">
            <text:p text:style-name="P6">Documento de Riesgos</text:p>
          </table:table-cell>
        </table:table-row>
        <table:table-row table:style-name="Tabla10.1">
          <table:table-cell table:style-name="Tabla10.A2" office:value-type="string">
            <text:p text:style-name="P28">GPRAC</text:p>
          </table:table-cell>
          <table:table-cell table:style-name="Tabla10.B2" office:value-type="string">
            <text:p text:style-name="P6">Registro de Actividades</text:p>
          </table:table-cell>
        </table:table-row>
        <table:table-row table:style-name="Tabla10.1">
          <table:table-cell table:style-name="Tabla10.A2" office:value-type="string">
            <text:p text:style-name="P28">GPIFP</text:p>
          </table:table-cell>
          <table:table-cell table:style-name="Tabla10.B2" office:value-type="string">
            <text:p text:style-name="P6">Informe Final de Proyecto</text:p>
          </table:table-cell>
        </table:table-row>
        <table:table-row table:style-name="Tabla10.1">
          <table:table-cell table:style-name="Tabla10.A2" office:value-type="string">
            <text:p text:style-name="P28">GPARE</text:p>
          </table:table-cell>
          <table:table-cell table:style-name="Tabla10.B2" office:value-type="string">
            <text:p text:style-name="P6">Acta de la Reunión de Equipo</text:p>
          </table:table-cell>
        </table:table-row>
        <table:table-row table:style-name="Tabla10.1">
          <table:table-cell table:style-name="Tabla10.A2" office:value-type="string">
            <text:p text:style-name="P28">GPPIT</text:p>
          </table:table-cell>
          <table:table-cell table:style-name="Tabla10.B2" office:value-type="string">
            <text:p text:style-name="P6">Plan de la Iteración</text:p>
          </table:table-cell>
        </table:table-row>
        <table:table-row table:style-name="Tabla10.1">
          <table:table-cell table:style-name="Tabla10.A2" office:value-type="string">
            <text:p text:style-name="P28">GPPDE</text:p>
          </table:table-cell>
          <table:table-cell table:style-name="Tabla10.B2" office:value-type="string">
            <text:p text:style-name="P6">Plan de Desarrollo</text:p>
          </table:table-cell>
        </table:table-row>
        <table:table-row table:style-name="Tabla10.1">
          <table:table-cell table:style-name="Tabla10.A2" office:value-type="string">
            <text:p text:style-name="P28">GPICF</text:p>
          </table:table-cell>
          <table:table-cell table:style-name="Tabla10.B2" office:value-type="string">
            <text:p text:style-name="P6">Informe de Conclusiones de la Fase</text:p>
          </table:table-cell>
        </table:table-row>
        <table:table-row table:style-name="Tabla10.1">
          <table:table-cell table:style-name="Tabla10.A2" office:value-type="string">
            <text:p text:style-name="P28">GPPDIP</text:p>
          </table:table-cell>
          <table:table-cell table:style-name="Tabla10.B2" office:value-type="string">
            <text:p text:style-name="P6">Presentación en Diapositivas del Proyecto</text:p>
          </table:table-cell>
        </table:table-row>
        <table:table-row table:style-name="Tabla10.1">
          <table:table-cell table:style-name="Tabla10.A2" office:value-type="string">
            <text:p text:style-name="P28">GPPDP</text:p>
          </table:table-cell>
          <table:table-cell table:style-name="Tabla10.B2" office:value-type="string">
            <text:p text:style-name="P6">Presentación al Director del Proyecto</text:p>
          </table:table-cell>
        </table:table-row>
        <table:table-row table:style-name="Tabla10.1">
          <table:table-cell table:style-name="Tabla10.A2" office:value-type="string">
            <text:p text:style-name="P28">GPARD</text:p>
          </table:table-cell>
          <table:table-cell table:style-name="Tabla10.B2" office:value-type="string">
            <text:p text:style-name="P6">Acta de la Reunión con el Director del Proyecto</text:p>
          </table:table-cell>
        </table:table-row>
        <table:table-row table:style-name="Tabla10.1">
          <table:table-cell table:style-name="Tabla10.A2" office:value-type="string">
            <text:p text:style-name="P20">GPOODAP</text:p>
          </table:table-cell>
          <table:table-cell table:style-name="Tabla10.B2" office:value-type="string">
            <text:p text:style-name="P4">Documento de Evaluación y Ajuste al Plan de Proyecto</text:p>
          </table:table-cell>
        </table:table-row>
        <table:table-row table:style-name="Tabla10.1">
          <table:table-cell table:style-name="Tabla10.A2" office:value-type="string">
            <text:p text:style-name="P20">GPIARI</text:p>
          </table:table-cell>
          <table:table-cell table:style-name="Tabla10.B2" office:value-type="string">
            <text:p text:style-name="P4">Acta de la Reunión de Integración</text:p>
          </table:table-cell>
        </table:table-row>
      </table:table>
      <text:p text:style-name="MNormal"/>
      <text:p text:style-name="P25">Comunicación (COM):</text:p>
      <text:p text:style-name="P13"/>
      <table:table table:name="Tabla11" table:style-name="Tabla11">
        <table:table-column table:style-name="Tabla11.A"/>
        <table:table-column table:style-name="Tabla11.B"/>
        <table:table-row table:style-name="Tabla11.1">
          <table:table-cell table:style-name="Tabla11.A1" office:value-type="string">
            <text:p text:style-name="P29">Nomenclatura</text:p>
          </table:table-cell>
          <table:table-cell table:style-name="Tabla11.B1" office:value-type="string">
            <text:p text:style-name="P3">Entregable</text:p>
          </table:table-cell>
        </table:table-row>
        <table:table-row table:style-name="Tabla11.1">
          <table:table-cell table:style-name="Tabla11.A2" office:value-type="string">
            <text:p text:style-name="P28">COMDI</text:p>
          </table:table-cell>
          <table:table-cell table:style-name="Tabla11.B2" office:value-type="string">
            <text:p text:style-name="P6">Documento Informativo</text:p>
          </table:table-cell>
        </table:table-row>
        <table:table-row table:style-name="Tabla11.1">
          <table:table-cell table:style-name="Tabla11.A2" office:value-type="string">
            <text:p text:style-name="P28">COMENS</text:p>
          </table:table-cell>
          <table:table-cell table:style-name="Tabla11.B2" office:value-type="string">
            <text:p text:style-name="P6">Encuesta de Satisfacción del Cliente</text:p>
          </table:table-cell>
        </table:table-row>
        <table:table-row table:style-name="Tabla11.1">
          <table:table-cell table:style-name="Tabla11.A2" office:value-type="string">
            <text:p text:style-name="P28">COMEVS</text:p>
          </table:table-cell>
          <table:table-cell table:style-name="Tabla11.B2" office:value-type="string">
            <text:p text:style-name="P6">Evaluación de Satisfacción del Cliente</text:p>
          </table:table-cell>
        </table:table-row>
      </table:table>
      <text:p text:style-name="MNormal"/>
      <text:p text:style-name="MNormal"><text:soft-page-break/><text:span text:style-name="T3"/></text:p>
      <text:p text:style-name="P64"><text:tab/><text:tab/><text:span text:style-name="T3">3.1.3. Recuperación de los Elementos de configuración</text:span></text:p>
      <text:p text:style-name="MTemaNormal"><text:span text:style-name="T4"><text:tab/><text:tab/>El código, la documentación y los datos de la línea base definida van <text:tab/><text:tab/>a ser almacenados físicamente en en el repositorio SVN <text:tab/><text:tab/><text:tab/>proporcionado por </text:span><text:span text:style-name="T6">code.google.com</text:span><text:span text:style-name="Citation"><text:span text:style-name="T7"> para el proyecto creado <text:tab/><text:tab/><text:tab/></text:span></text:span><text:span text:style-name="Citation"><text:span text:style-name="T10">proyectointerpool</text:span></text:span><text:span text:style-name="Citation"><text:span text:style-name="T8">.</text:span></text:span></text:p>
      <text:p text:style-name="MTemaNormal"><text:span text:style-name="Citation"><text:span text:style-name="T10"><text:tab/><text:tab/>code.google.com</text:span></text:span><text:span text:style-name="Citation"><text:span text:style-name="T8"> provee control de acceso por defecto. Se definen los <text:tab/><text:tab/>usuarios que pueden commitear en el proyecto, y usando como <text:tab/><text:tab/>nombre de usuario la cuenta de gmail y como contraseña la <text:tab/><text:tab/><text:tab/>proporcionada dinámicamente por </text:span></text:span><text:span text:style-name="Citation"><text:span text:style-name="T10">code.google.com</text:span></text:span><text:span text:style-name="Citation"><text:span text:style-name="T9"> los integrantes <text:tab/><text:tab/>del proyecto pueden subir sus archivos al repositorio.</text:span></text:span></text:p>
      <text:list xml:id="list20121476" text:continue-list="list20111831" text:style-name="WW8Num33">
        <text:list-item>
          <text:list>
            <text:list-item>
              <text:p text:style-name="MTema2"><text:bookmark text:name="__RefHeading__1284_992566519"/>Control de configuración<text:bookmark-end text:name="__RefHeading__1284_992566519"/></text:p>
            </text:list-item>
          </text:list>
        </text:list-item>
      </text:list>
      <text:p text:style-name="MTemaNormal">En esta sección se detallan las actividades de solicitud, evaluación, aprobación e implementación de cambios a los elementos de la línea base.</text:p>
      <text:p text:style-name="MTemaNormal">Los cambios apuntan tanto a la corrección como al mejoramiento.</text:p>
      <text:p text:style-name="MTemaNormal">El procedimiento que se describe a continuación es el que se utilizará cada vez que se precise introducir un cambio al sistema.</text:p>
      <text:p text:style-name="MTemaNormal">Se entiende por cambio al sistema, las modificaciones que afecten a la línea base del sistema, como pueden ser:</text:p>
      <text:list xml:id="list43264721" text:style-name="L16">
        <text:list-item>
          <text:p text:style-name="P54">Cambios en los Requerimientos.</text:p>
        </text:list-item>
        <text:list-item>
          <text:p text:style-name="P54">Cambios en el Diseño.</text:p>
        </text:list-item>
        <text:list-item>
          <text:p text:style-name="P54">Cambios en la Arquitectura.</text:p>
        </text:list-item>
        <text:list-item>
          <text:p text:style-name="P54">Cambios en las herramientas de desarrollo.</text:p>
        </text:list-item>
        <text:list-item>
          <text:p text:style-name="P54">Cambios en la documentación del proyecto. (agregar nuevos documentos o modificar la estructura de los existentes)</text:p>
        </text:list-item>
      </text:list>
      <text:p text:style-name="P52"><text:span text:style-name="T3"><text:tab/>3.2.1. Solicitud de cambios</text:span></text:p>
      <text:p text:style-name="MTemaNormal"><text:tab/><text:tab/>Cuando se realiza la solicitud de un cambio, se actualiza el <text:tab/><text:tab/><text:tab/>documento de “Solicitud de cambio” para registrar esta solicitud.</text:p>
      <text:p text:style-name="MTemaNormal"><text:tab/><text:tab/>Se debe ingresar toda la información necesaria, detallada en el <text:tab/><text:tab/>documento.</text:p>
      <text:p text:style-name="MTemaNormal"><text:tab/><text:tab/><text:span text:style-name="T3">3.2.2. Evaluación de cambios o Análisis de Impacto</text:span></text:p>
      <text:p text:style-name="MTemaNormal"><text:tab/><text:tab/>La evaluación del cambio involucra determinar qué es necesario hacer <text:tab/><text:tab/>para implementar el cambio y la estimación de sus costos y plazos.</text:p>
      <text:p text:style-name="MTemaNormal"><text:tab/><text:tab/>Se realiza en 2 pasos:</text:p>
      <text:list xml:id="list42699407" text:style-name="WW8Num49">
        <text:list-item>
          <text:p text:style-name="P72">Planificación de la evaluación del cambio que involucra:</text:p>
        </text:list-item>
      </text:list>
      <text:list xml:id="list42700891" text:style-name="WW8Num56">
        <text:list-item>
          <text:list>
            <text:list-item>
              <text:p text:style-name="P61">Revisar la solicitud de cambio para entender su alcance. (Si es necesario se discute con el originador para aclarar el alcance de lo propuesto y los motivos de la solicitud.</text:p>
            </text:list-item>
            <text:list-item>
              <text:p text:style-name="P61">Determinar las personas del proyecto que deben realizar el análisis de evaluación del cambio e involucrarlas.</text:p>
            </text:list-item>
            <text:list-item>
              <text:p text:style-name="P61">Desarrollar un Plan para la evaluación del cambio.</text:p>
            </text:list-item>
            <text:list-item>
              <text:p text:style-name="P61">Si el cambio involucra al Cliente, obtener el acuerdo de éste con el Plan.</text:p>
            </text:list-item>
          </text:list>
        </text:list-item>
      </text:list>
      <text:list xml:id="list20120042" text:continue-list="list42699407" text:style-name="WW8Num49">
        <text:list-item>
          <text:p text:style-name="P72">Evaluar el cambio:</text:p>
        </text:list-item>
      </text:list>
      <text:p text:style-name="MTemaNormal"><text:tab/><text:tab/><text:tab/>Dependiendo de las características del cambio, la evaluación <text:tab/><text:tab/><text:tab/>del cambio puede ser realizado por el Administrador o ser <text:tab/><text:tab/><text:tab/>delegado a otras personas del proyecto.</text:p>
      <text:p text:style-name="MTemaNormal"><text:tab/><text:tab/><text:tab/>Se debe determinar el impacto en:</text:p>
      <text:list xml:id="list42684229" text:style-name="WW8Num1">
        <text:list-item>
          <text:p text:style-name="P62"><text:soft-page-break/>Los productos técnicos.</text:p>
        </text:list-item>
        <text:list-item>
          <text:p text:style-name="P62">Los Planes de proyecto.</text:p>
        </text:list-item>
        <text:list-item>
          <text:p text:style-name="P62">Los acuerdos con el Cliente.</text:p>
        </text:list-item>
        <text:list-item>
          <text:p text:style-name="P62">Los Riesgos del proyecto.</text:p>
        </text:list-item>
      </text:list>
      <text:p text:style-name="P60"/>
      <text:p text:style-name="P75"><text:tab/><text:tab/><text:span text:style-name="T3">3.2.3. Aprobación o desaprobación de cambios</text:span></text:p>
      <text:p text:style-name="MTemaNormal"><text:tab/><text:tab/>Se debe formar el “Comité de Control de Configuración” y determinar <text:tab/><text:tab/>su autoridad para la aprobación de cambios.</text:p>
      <text:p text:style-name="MTemaNormal"><text:tab/><text:tab/>La composición de este comité puede variar según el tipo de cambio y <text:tab/><text:tab/>las líneas de trabajo involucradas en él.</text:p>
      <text:p text:style-name="MTemaNormal"><text:tab/><text:tab/>Se sugieren como posibles integrantes:</text:p>
      <text:list xml:id="list42701753" text:style-name="WW8Num43">
        <text:list-item>
          <text:p text:style-name="P63">Administrador (obligatorio)</text:p>
        </text:list-item>
        <text:list-item>
          <text:p text:style-name="P63">Arquitecto (opcional)</text:p>
        </text:list-item>
        <text:list-item>
          <text:p text:style-name="P63">Analista (opcional)</text:p>
        </text:list-item>
        <text:list-item>
          <text:p text:style-name="P63">Implementador (opcional)</text:p>
        </text:list-item>
        <text:list-item>
          <text:p text:style-name="P63">SCM (obligatorio)</text:p>
        </text:list-item>
        <text:list-item>
          <text:p text:style-name="P63">Cliente (opcional)</text:p>
        </text:list-item>
      </text:list>
      <text:p text:style-name="P15"/>
      <text:p text:style-name="MTemaNormal"><text:tab/><text:tab/>Se define un comité de Control de Configuración de nivel superior, <text:tab/><text:tab/>compuesto por el Gerente de proyecto, al cual se elevarán las <text:tab/><text:tab/><text:tab/>solicitudes de cambios cuya aprobación o desaprobación no se pueda <text:tab/><text:tab/>resolver por el primer comité.</text:p>
      <text:p text:style-name="MTemaNormal"/>
      <text:p text:style-name="P75"><text:tab/><text:tab/><text:span text:style-name="T3">3.2.4. Implementación de cambios</text:span></text:p>
      <text:p text:style-name="P75"><text:tab/><text:tab/>Una vez realizada la evaluación del cambio, se decide en qué <text:tab/><text:tab/><text:tab/>momento implementarlo. Esta etapa involucra los procesos <text:tab/><text:tab/><text:tab/>necesarios para implementar la solicitud y monitorear el progreso del <text:tab/><text:tab/>trabajo.</text:p>
      <text:p text:style-name="MTemaNormal"><text:tab/><text:tab/>Además se especificará el momento de liberación del cambio; así <text:tab/><text:tab/>como también los responsables de las actividades que involucra el <text:tab/><text:tab/>cambio.</text:p>
      <text:p text:style-name="MTemaNormal"><text:tab/><text:tab/>Recordando que nos basamos en un proceso de desarrollo <text:tab/><text:tab/><text:tab/>incremental e iterativo, donde en cada iteración se realizan tareas de <text:tab/><text:tab/>Análisis de requerimientos, Diseño, Implementación y Verificación; se <text:tab/><text:tab/>debe introducir el cambio en el área que lo originó y continuar con las <text:tab/><text:tab/>actividades del ciclo (Requerimientos, Análisis, Diseño, <text:tab/><text:tab/><text:tab/><text:tab/>Implementación, Verificación) que impactarán los elementos de la <text:tab/><text:tab/>línea base correspondientes a cada actividad.</text:p>
      <text:list xml:id="list20118980" text:continue-list="list20121476" text:style-name="WW8Num33">
        <text:list-item>
          <text:list>
            <text:list-item>
              <text:p text:style-name="MTema2"><text:bookmark text:name="__RefHeading__1294_992566519"/>Estado de la configuración<text:bookmark-end text:name="__RefHeading__1294_992566519"/></text:p>
            </text:list-item>
          </text:list>
        </text:list-item>
      </text:list>
      <text:p text:style-name="MTemaNormal"><text:span text:style-name="T4"><text:tab/>El informe del estado de la configuración consiste en reportar la información <text:tab/>necesaria para gestionar de forma efectiva la configuración de software</text:span><text:span text:style-name="T16">. <text:tab/></text:span><text:span text:style-name="T4">Para esto, cada dos semanas, el responsable de SCM realiza el “Informe de <text:tab/>Línea Base”. Este documento tiene como objetivo informar sobre la <text:tab/>verificación realizada sobre los objetos de configuración que componen la <text:tab/>versión actual y asegurar que se encuentran en estado consistente en la <text:tab/>Línea Base del Proyecto. Se detallan los errores encontrados, así como <text:tab/>también las acciones correctivas que serán tomadas para solucionar las <text:tab/>posibles inconsistencias.</text:span></text:p>
      <text:p text:style-name="MTemaNormal"><text:span text:style-name="T4"><text:tab/>La información será obtenida del repositorio usado, recuperando la última <text:tab/>versión de cada elemento de configuración.</text:span></text:p>
      <text:p text:style-name="MTemaNormal"><text:soft-page-break/><text:tab/>En los reportes de estado de los elementos de configuración se incluirá como <text:tab/>mínimo la siguiente información:</text:p>
      <text:list xml:id="list43364579" text:style-name="L18">
        <text:list-item>
          <text:p text:style-name="P55">Su primer versión aprobada.</text:p>
        </text:list-item>
        <text:list-item>
          <text:p text:style-name="P55">El estado de los cambios solicitados.</text:p>
        </text:list-item>
        <text:list-item>
          <text:p text:style-name="P55">El estado de implementación de los cambios aprobados.</text:p>
        </text:list-item>
      </text:list>
      <text:list xml:id="list20120940" text:continue-list="list20118980" text:style-name="WW8Num33">
        <text:list-item>
          <text:list>
            <text:list-item>
              <text:p text:style-name="MTema2"><text:bookmark text:name="__RefHeading__1296_992566519"/>Auditorias y revisiones de configuración<text:bookmark-end text:name="__RefHeading__1296_992566519"/></text:p>
            </text:list-item>
          </text:list>
        </text:list-item>
      </text:list>
      <text:p text:style-name="MTemaNormal"><text:tab/>Se realizarán auditorias de la línea base antes de una liberación de ésta o de <text:tab/>una actualización de la versión de un componente prioritario de ésta.</text:p>
      <text:p text:style-name="MTemaNormal"><text:tab/>Estas auditorias incluirán:</text:p>
      <text:list xml:id="list43446175" text:style-name="L19">
        <text:list-item>
          <text:p text:style-name="P74">Objetivo: el objetivo de todas las auditorías es verificar que en un momento dado la línea base se compone de una colección consistente y bien definida de productos.</text:p>
        </text:list-item>
        <text:list-item>
          <text:p text:style-name="P56">Elementos de configuración bajo auditoría: se elegirán uno o mas elementos de configuración de mayor prioridad en la línea base.</text:p>
        </text:list-item>
        <text:list-item>
          <text:p text:style-name="P56">Agenda de auditorías: antes de la liberación o actualización.</text:p>
        </text:list-item>
        <text:list-item>
          <text:p text:style-name="P56">Conducción: las auditorías serán dirigidas por el SCMR.</text:p>
        </text:list-item>
        <text:list-item>
          <text:p text:style-name="P56">Participantes: SCMR y los autores de los elementos de configuración a auditar.</text:p>
        </text:list-item>
        <text:list-item>
          <text:p text:style-name="P56">Documentos Requeridos: Documentos de SCR y reportes de estado de la configuración generados.</text:p>
        </text:list-item>
        <text:list-item>
          <text:p text:style-name="P56">Reportes de Deficiencias y Acciones Correctivas: determinadas por los participantes.</text:p>
        </text:list-item>
        <text:list-item>
          <text:p text:style-name="P56">Criterio de Aprobación: lo determina el SCMR.</text:p>
        </text:list-item>
      </text:list>
      <text:list xml:id="list20121702" text:continue-list="list20120940" text:style-name="WW8Num33">
        <text:list-item>
          <text:list>
            <text:list-item>
              <text:p text:style-name="MTema2"><text:bookmark text:name="__RefHeading__1298_992566519"/>Control de Interfases<text:bookmark-end text:name="__RefHeading__1298_992566519"/></text:p>
            </text:list-item>
          </text:list>
        </text:list-item>
      </text:list>
      <text:p text:style-name="MTemaNormal"><text:tab/>Las actividades de Control de Interfases controlan los cambios a los <text:tab/>elementos de configuración del proyecto, que modifican las interfases con <text:tab/>elementos fuera del alcance del Plan.</text:p>
      <text:p text:style-name="MTemaNormal"><text:tab/>Este control será llevado por el SCMR como parte del control de la <text:tab/>configuración.</text:p>
      <text:list xml:id="list20139881" text:continue-numbering="true" text:style-name="WW8Num33">
        <text:list-item>
          <text:list>
            <text:list-item>
              <text:p text:style-name="MTema2"><text:bookmark text:name="__RefHeading__1300_992566519"/>Control de subcontratos y vendedores<text:bookmark-end text:name="__RefHeading__1300_992566519"/></text:p>
            </text:list-item>
          </text:list>
        </text:list-item>
      </text:list>
      <text:p text:style-name="MTemaNormal"><text:tab/>N/a.</text:p>
      <text:list xml:id="list20115850" text:continue-numbering="true" text:style-name="WW8Num33">
        <text:list-item>
          <text:h text:style-name="MTema1" text:outline-level="3"><text:bookmark text:name="__RefHeading__1304_992566519"/>Recursos<text:bookmark-end text:name="__RefHeading__1304_992566519"/></text:h>
        </text:list-item>
      </text:list>
      <text:p text:style-name="P49"><text:tab/>Para la implementación de las actividades de SCM se cuenta con repositorios <text:tab/>SVN creados para el proyecto. Serán utilizados por los miembros del grupo <text:tab/>tanto para el almacenamiento de los documentos como del código generado <text:tab/>y otro tipo de archivos para los cuales se crea necesario. También se contará <text:tab/>con múltiples respaldos del repositorio con diferencias entre uno y otro <text:tab/>menor a una semana.</text:p>
      <text:p text:style-name="P49"><text:tab/>El SCMR es el encargado de comprender la utilización de las herramientas <text:tab/>para proporcionar la información y los conocimientos necesarios a los <text:tab/>integrantes del grupo de la forma más clara posible.</text:p>
      <text:p text:style-name="P49"><text:tab/>Para la comunicación y manipulación del repositorio cada integrante <text:tab/>dispondrá del software <text:span text:style-name="T12">TortoiseSVN</text:span>. Todos deberán utilizar la misma interfaz <text:tab/>para agilizar el proceso de formación.</text:p>
      <text:p text:style-name="MTemaNormal"/>
      <text:list xml:id="list20132060" text:continue-numbering="true" text:style-name="WW8Num33">
        <text:list-item>
          <text:h text:style-name="MTema1" text:outline-level="3"><text:bookmark text:name="__RefHeading__1306_992566519"/>Mantenimiento del Plan de SCM<text:bookmark-end text:name="__RefHeading__1306_992566519"/></text:h>
        </text:list-item>
      </text:list>
      <text:p text:style-name="P49"><text:bookmark text:name="_Toc238798646"/><text:bookmark text:name="_Toc238798325"/><text:soft-page-break/><text:tab/>El responsable de monitorear y reajustar el plan de SCM es el SCMR. <text:tab/>Cualquier integrante del grupo que considere necesario realizar un <text:tab/>cambio al plan debe <text:tab/>comunicárselo al SCMR.</text:p>
      <text:p text:style-name="P49"><text:tab/>Las modificaciones al plan se harán al comienzo de cada Fase, y los cambios <text:tab/>serán evaluados conjuntamente con el Comité Organizador de Cambios. <text:tab/>Éstos se harán una vez que estén aprobados y se haya informando <text:tab/>debidamente a todo el equipo por los medios de comunicación elegidos.</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with-next="always"/>
      <style:text-properties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text-align="justify" style:justify-single-word="false" fo:keep-with-next="always"/>
      <style:text-properties style:font-name="Tahoma" fo:font-style="italic" fo:font-weight="bold" style:font-style-asian="italic"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fo:text-align="justify" style:justify-single-word="false"/>
      <style:text-properties style:font-name="Tahoma"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fo:text-align="justify" style:justify-single-word="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fo:text-align="justify" style:justify-single-word="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fo:text-align="justify" style:justify-single-word="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fo:font-size="11pt" style:font-size-asian="11pt" style:font-name-complex="Arial" style:font-size-complex="11pt"/>
    </style:style>
    <style:style style:name="MNormal" style:family="paragraph" style:parent-style-name="Standard">
      <style:paragraph-properties fo:margin-top="0cm" fo:margin-bottom="0.106cm" fo:text-align="justify" style:justify-single-word="false"/>
      <style:text-properties style:font-name="Verdana" style:font-name-complex="Arial"/>
    </style:style>
    <style:style style:name="MTítulo1" style:family="paragraph" style:parent-style-name="MNormal">
      <style:paragraph-properties fo:margin-top="0.212cm" fo:margin-bottom="0.212cm" fo:text-align="center" style:justify-single-word="false"/>
      <style:text-properties fo:font-size="18pt" fo:font-weight="bold" style:font-size-asian="18pt" style:font-weight-asian="bold" style:font-weight-complex="bold"/>
    </style:style>
    <style:style style:name="MTítulo2" style:family="paragraph" style:parent-style-name="MNormal">
      <style:paragraph-properties fo:margin-top="0.212cm" fo:margin-bottom="0.212cm"/>
      <style:text-properties fo:font-size="16pt" fo:font-weight="bold" style:font-size-asian="16pt" style:font-weight-asian="bold" style:font-weight-complex="bold"/>
    </style:style>
    <style:style style:name="MTítulo3" style:family="paragraph" style:parent-style-name="MNormal">
      <style:paragraph-properties fo:margin-top="0.212cm" fo:margin-bottom="0.212cm"/>
      <style:text-properties fo:font-size="12pt" fo:font-weight="bold" style:font-size-asian="12pt" style:font-weight-asian="bold" style:font-weight-complex="bold"/>
    </style:style>
    <style:style style:name="node" style:family="paragraph" style:parent-style-name="Standard">
      <style:paragraph-properties fo:margin-top="0.176cm" fo:margin-bottom="0.176cm"/>
      <style:text-properties style:font-name="Times New Roman" fo:font-size="12pt" style:font-size-asian="12pt"/>
    </style:style>
    <style:style style:name="MViñetas" style:family="paragraph" style:parent-style-name="MNormal" style:list-style-name="WW8Num18"/>
    <style:style style:name="MEsqNum" style:family="paragraph" style:parent-style-name="MNormal" style:list-style-name="WW8Num28"/>
    <style:style style:name="MDetTitulo1" style:family="paragraph" style:parent-style-name="MTítulo2" style:next-style-name="MNormal" style:default-outline-level="1"/>
    <style:style style:name="MDetTitulo2" style:family="paragraph" style:parent-style-name="MTítulo3" style:next-style-name="MNormal" style:default-outline-level="2"/>
    <style:style style:name="MDetTitulo3" style:family="paragraph" style:parent-style-name="MDetTitulo2" style:next-style-name="MNormal" style:default-outline-level="3">
      <style:text-properties fo:font-size="11pt" style:font-size-asian="11pt"/>
    </style:style>
    <style:style style:name="MDetTitulo4" style:family="paragraph" style:parent-style-name="MDetTitulo3" style:next-style-name="MNormal" style:default-outline-level="4">
      <style:text-properties fo:font-size="10pt" style:font-size-asian="10pt"/>
    </style:style>
    <style:style style:name="MTema1" style:family="paragraph" style:parent-style-name="MDetTitulo3" style:next-style-name="MNormal" style:default-outline-level="" style:list-style-name="WW8Num33"/>
    <style:style style:name="MTema2" style:family="paragraph" style:parent-style-name="MTítulo3" style:next-style-name="MNormal" style:list-style-name="WW8Num33">
      <style:paragraph-properties fo:margin-left="1.3cm" fo:margin-right="0cm" fo:text-indent="0cm" style:auto-text-indent="false">
        <style:tab-stops>
          <style:tab-stop style:position="1.27cm"/>
        </style:tab-stops>
      </style:paragraph-properties>
      <style:text-properties fo:font-size="10pt" style:font-size-asian="10pt"/>
    </style:style>
    <style:style style:name="MTítulo4" style:family="paragraph" style:parent-style-name="Heading_20_3">
      <style:text-properties style:font-name="Verdana" fo:font-size="11pt" style:font-size-asian="11pt"/>
    </style:style>
    <style:style style:name="MTemaNormal" style:family="paragraph" style:parent-style-name="MNormal">
      <style:paragraph-properties fo:margin-left="1cm" fo:margin-right="0cm" fo:text-indent="0cm" style:auto-text-indent="false"/>
    </style:style>
    <style:style style:name="MTemaViñetas" style:family="paragraph" style:parent-style-name="MViñetas" style:list-style-name="">
      <style:paragraph-properties fo:margin-left="1.635cm" fo:margin-right="0cm" fo:text-indent="-0.635cm" style:auto-text-indent="false">
        <style:tab-stops>
          <style:tab-stop style:position="1.635cm"/>
        </style:tab-stops>
      </style:paragraph-properties>
      <style:text-properties fo:language="en" fo:country="AU"/>
    </style:style>
    <style:style style:name="MTema3" style:family="paragraph" style:parent-style-name="MTema2" style:next-style-name="MTemaNormal" style:list-style-name="WW8Num33">
      <style:paragraph-properties fo:margin-left="1.501cm" fo:margin-right="0cm" fo:text-indent="-1.501cm" style:auto-text-indent="false">
        <style:tab-stops>
          <style:tab-stop style:position="1.501cm"/>
        </style:tab-stops>
      </style:paragraph-properties>
    </style:style>
    <style:style style:name="MTema4" style:family="paragraph" style:parent-style-name="MDetTitulo4" style:default-outline-level="" style:list-style-name="">
      <style:paragraph-properties fo:margin-left="3cm" fo:margin-right="0cm" fo:text-indent="-2cm" style:auto-text-indent="false">
        <style:tab-stops>
          <style:tab-stop style:position="3cm"/>
        </style:tab-stops>
      </style:paragraph-properties>
      <style:text-properties fo:font-style="italic" fo:font-weight="normal" style:font-style-asian="italic" style:font-weight-asian="normal" style:font-style-complex="italic" style:font-weight-complex="normal"/>
    </style:style>
    <style:style style:name="infoblue" style:family="paragraph" style:parent-style-name="Standard">
      <style:paragraph-properties fo:margin-left="1.27cm" fo:margin-right="0cm" fo:margin-top="0cm" fo:margin-bottom="0.212cm" style:line-height-at-least="0.423cm" fo:text-indent="0cm" style:auto-text-indent="false"/>
      <style:text-properties fo:color="#0000ff" style:font-name="Times New Roman" fo:font-style="italic" style:font-style-asian="italic" style:font-size-complex="10pt" style:font-style-complex="italic"/>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font-name="Times New Roman"/>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style:font-size-complex="10.5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style:font-size-complex="10.5pt"/>
    </style:style>
    <style:style style:name="Header" style:family="paragraph" style:parent-style-name="Standard" style:class="extra">
      <style:paragraph-properties fo:text-align="justify" style:justify-single-word="false">
        <style:tab-stops>
          <style:tab-stop style:position="7.5cm" style:type="center"/>
          <style:tab-stop style:position="15cm" style:type="right"/>
        </style:tab-stops>
      </style:paragraph-properties>
      <style:text-properties style:font-name="Tahoma" fo:language="es" fo:country="ES" style:font-size-complex="10pt"/>
    </style:style>
    <style:style style:name="estilo" style:family="paragraph" style:parent-style-name="Header">
      <style:paragraph-properties>
        <style:tab-stops>
          <style:tab-stop style:position="7.62cm" style:type="center"/>
          <style:tab-stop style:position="15.24cm" style:type="right"/>
        </style:tab-stops>
      </style:paragraph-properties>
      <style:text-properties style:font-name="Verdana"/>
    </style:style>
    <style:style style:name="Footer" style:family="paragraph" style:parent-style-name="Standard" style:class="extra">
      <style:paragraph-properties fo:margin-left="0cm" fo:margin-right="-0.002cm" fo:text-indent="0cm" style:auto-text-indent="false" fo:padding-left="0cm" fo:padding-right="0cm" fo:padding-top="0.035cm" fo:padding-bottom="0cm" fo:border-left="none" fo:border-right="none" fo:border-top="0.018cm solid #000000" fo:border-bottom="none">
        <style:tab-stops>
          <style:tab-stop style:position="7.5cm" style:type="center"/>
          <style:tab-stop style:position="15cm" style:type="right"/>
        </style:tab-stops>
      </style:paragraph-properties>
      <style:text-properties style:font-name="Verdana"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4"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4" style:family="text">
      <style:text-properties style:font-name="Symbol"/>
    </style:style>
    <style:style style:name="WW8Num33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1" style:family="text">
      <style:text-properties style:font-name="Symbol" style:font-name-asian="Times New Roman" style:font-name-complex="Times New Roman"/>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1" style:family="text">
      <style:text-properties style:font-name="Symbol"/>
    </style:style>
    <style:style style:name="WW8Num56z4" style:family="text">
      <style:text-properties style:font-name="Courier New"/>
    </style:style>
    <style:style style:name="WW8Num56z5" style:family="text">
      <style:text-properties style:font-name="Wingdings"/>
    </style:style>
    <style:style style:name="WW8Num57z4" style:family="text">
      <style:text-properties style:font-name="Symbol"/>
    </style:style>
    <style:style style:name="WW8Num57z5"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976cm" fo:text-indent="-1.071cm" fo:margin-left="2.976cm"/>
        </style:list-level-properties>
        <style:text-properties style:font-name="StarSymbol1"/>
      </text:list-level-style-bullet>
      <text:list-level-style-bullet text:level="2" text:style-name="WW8Num1z1" style:num-suffix="." text:bullet-char="o">
        <style:list-level-properties text:list-level-position-and-space-mode="label-alignment">
          <style:list-level-label-alignment text:label-followed-by="listtab" text:list-tab-stop-position="4.246cm" fo:text-indent="-0.635cm" fo:margin-left="4.246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516cm" fo:text-indent="-0.635cm" fo:margin-left="5.516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786cm" fo:text-indent="-0.635cm" fo:margin-left="6.78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8.056cm" fo:text-indent="-0.635cm" fo:margin-left="8.056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9.326cm" fo:text-indent="-0.635cm" fo:margin-left="9.326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596cm" fo:text-indent="-0.635cm" fo:margin-left="10.59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866cm" fo:text-indent="-0.635cm" fo:margin-left="11.86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3.136cm" fo:text-indent="-0.635cm" fo:margin-left="13.1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286cm" fo:text-indent="-0.635cm" fo:margin-left="2.28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tar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91cm"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01cm"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text:list-tab-stop-position="9.271cm"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41cm"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11cm"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tarSymbo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I">
        <style:list-level-properties text:list-level-position-and-space-mode="label-alignment" fo:text-align="end">
          <style:list-level-label-alignment text:label-followed-by="listtab" text:list-tab-stop-position="2.519cm" fo:text-indent="-0.318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3" style:num-format="1" text:display-levels="3">
        <style:list-level-properties text:list-level-position-and-space-mode="label-alignment">
          <style:list-level-label-alignment text:label-followed-by="listtab" text:list-tab-stop-position="4.064cm" fo:text-indent="-1.27cm" fo:margin-left="4.064cm"/>
        </style:list-level-properties>
      </text:list-level-style-number>
      <text:list-level-style-number text:level="4" style:num-format="1" text:display-levels="4">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5" style:num-format="1" text:display-levels="5">
        <style:list-level-properties text:list-level-position-and-space-mode="label-alignment">
          <style:list-level-label-alignment text:label-followed-by="listtab" text:list-tab-stop-position="5.292cm" fo:text-indent="-1.905cm" fo:margin-left="5.292cm"/>
        </style:list-level-properties>
      </text:list-level-style-number>
      <text:list-level-style-number text:level="6" style:num-format="1" text:display-levels="6">
        <style:list-level-properties text:list-level-position-and-space-mode="label-alignment">
          <style:list-level-label-alignment text:label-followed-by="listtab" text:list-tab-stop-position="6.223cm" fo:text-indent="-2.54cm" fo:margin-left="6.223cm"/>
        </style:list-level-properties>
      </text:list-level-style-number>
      <text:list-level-style-number text:level="7" style:num-format="1" text:display-levels="7">
        <style:list-level-properties text:list-level-position-and-space-mode="label-alignment">
          <style:list-level-label-alignment text:label-followed-by="listtab" text:list-tab-stop-position="6.519cm" fo:text-indent="-2.54cm" fo:margin-left="6.519cm"/>
        </style:list-level-properties>
      </text:list-level-style-number>
      <text:list-level-style-number text:level="8" style:num-format="1" text:display-levels="8">
        <style:list-level-properties text:list-level-position-and-space-mode="label-alignment">
          <style:list-level-label-alignment text:label-followed-by="listtab" text:list-tab-stop-position="7.451cm" fo:text-indent="-3.175cm" fo:margin-left="7.451cm"/>
        </style:list-level-properties>
      </text:list-level-style-number>
      <text:list-level-style-number text:level="9" style:num-format="1" text:display-levels="9">
        <style:list-level-properties text:list-level-position-and-space-mode="label-alignment">
          <style:list-level-label-alignment text:label-followed-by="listtab" text:list-tab-stop-position="7.747cm" fo:text-indent="-3.175cm" fo:margin-left="7.7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28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8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8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8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8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33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33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33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33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3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2.51cm" fo:text-indent="-0.635cm" fo:margin-left="2.5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cm" fo:text-indent="-0.635cm" fo:margin-left="3.7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cm" fo:text-indent="-0.318cm" fo:margin-left="5.05cm"/>
        </style:list-level-properties>
      </text:list-level-style-number>
      <text:list-level-style-number text:level="4" style:num-suffix="." style:num-format="1">
        <style:list-level-properties text:list-level-position-and-space-mode="label-alignment">
          <style:list-level-label-alignment text:label-followed-by="listtab" text:list-tab-stop-position="6.32cm" fo:text-indent="-0.635cm" fo:margin-left="6.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cm" fo:text-indent="-0.635cm" fo:margin-left="7.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cm" fo:text-indent="-0.318cm" fo:margin-left="8.86cm"/>
        </style:list-level-properties>
      </text:list-level-style-number>
      <text:list-level-style-number text:level="7" style:num-suffix="." style:num-format="1">
        <style:list-level-properties text:list-level-position-and-space-mode="label-alignment">
          <style:list-level-label-alignment text:label-followed-by="listtab" text:list-tab-stop-position="10.13cm" fo:text-indent="-0.635cm" fo:margin-left="10.1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cm" fo:text-indent="-0.635cm" fo:margin-left="11.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cm" fo:text-indent="-0.318cm" fo:margin-left="12.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3.78cm" fo:text-indent="-0.635cm" fo:margin-left="3.78cm"/>
        </style:list-level-properties>
      </text:list-level-style-number>
      <text:list-level-style-number text:level="2" style:num-suffix="." style:num-format="a" style:num-letter-sync="true" text:start-value="4">
        <style:list-level-properties text:list-level-position-and-space-mode="label-alignment">
          <style:list-level-label-alignment text:label-followed-by="listtab" text:list-tab-stop-position="5.05cm" fo:text-indent="-0.635cm" fo:margin-left="5.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32cm" fo:text-indent="-0.318cm" fo:margin-left="6.32cm"/>
        </style:list-level-properties>
      </text:list-level-style-number>
      <text:list-level-style-number text:level="4" style:num-suffix="." style:num-format="1">
        <style:list-level-properties text:list-level-position-and-space-mode="label-alignment">
          <style:list-level-label-alignment text:label-followed-by="listtab" text:list-tab-stop-position="7.59cm" fo:text-indent="-0.635cm" fo:margin-left="7.5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86cm" fo:text-indent="-0.635cm" fo:margin-left="8.8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3cm" fo:text-indent="-0.318cm" fo:margin-left="10.13cm"/>
        </style:list-level-properties>
      </text:list-level-style-number>
      <text:list-level-style-number text:level="7" style:num-suffix="." style:num-format="1">
        <style:list-level-properties text:list-level-position-and-space-mode="label-alignment">
          <style:list-level-label-alignment text:label-followed-by="listtab" text:list-tab-stop-position="11.4cm" fo:text-indent="-0.635cm" fo:margin-left="11.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67cm" fo:text-indent="-0.635cm" fo:margin-left="12.6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4cm" fo:text-indent="-0.318cm" fo:margin-left="13.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9" style:num-format="1" text:display-levels="9">
        <style:list-level-properties text:list-level-position-and-space-mode="label-alignment">
          <style:list-level-label-alignment text:label-followed-by="listtab" text:list-tab-stop-position="5.08cm"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5.694cm" fo:text-indent="-0.635cm" fo:margin-left="5.69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9.504cm" fo:text-indent="-0.635cm" fo:margin-left="9.504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3.314cm" fo:text-indent="-0.635cm" fo:margin-left="13.314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4.584cm" fo:text-indent="-0.635cm" fo:margin-left="14.5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976cm" fo:text-indent="-1.071cm" fo:margin-left="2.976cm"/>
        </style:list-level-properties>
        <style:text-properties style:font-name="StarSymbol1"/>
      </text:list-level-style-bullet>
      <text:list-level-style-bullet text:level="2" text:style-name="WW8Num43z1" style:num-suffix="." text:bullet-char="o">
        <style:list-level-properties text:list-level-position-and-space-mode="label-alignment">
          <style:list-level-label-alignment text:label-followed-by="listtab" text:list-tab-stop-position="4.246cm" fo:text-indent="-0.635cm" fo:margin-left="4.246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5.516cm" fo:text-indent="-0.635cm" fo:margin-left="5.516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786cm" fo:text-indent="-0.635cm" fo:margin-left="6.786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8.056cm" fo:text-indent="-0.635cm" fo:margin-left="8.056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9.326cm" fo:text-indent="-0.635cm" fo:margin-left="9.326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596cm" fo:text-indent="-0.635cm" fo:margin-left="10.596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866cm" fo:text-indent="-0.635cm" fo:margin-left="11.86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3.136cm" fo:text-indent="-0.635cm" fo:margin-left="13.1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prefix="("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bullet text:level="2" text:style-name="WW8Num45z1"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89cm" fo:text-indent="-0.635cm" fo:margin-left="4.89cm"/>
        </style:list-level-properties>
      </text:list-level-style-number>
      <text:list-level-style-number text:level="4"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tarSymbol1"/>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715cm" fo:text-indent="-0.318cm" fo:margin-left="6.715cm"/>
        </style:list-level-properties>
      </text:list-level-style-number>
      <text:list-level-style-number text:level="4"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525cm" fo:text-indent="-0.318cm" fo:margin-left="10.525cm"/>
        </style:list-level-properties>
      </text:list-level-style-number>
      <text:list-level-style-number text:level="7" style:num-suffix="." style:num-format="1">
        <style:list-level-properties text:list-level-position-and-space-mode="label-alignment">
          <style:list-level-label-alignment text:label-followed-by="listtab" text:list-tab-stop-position="11.795cm" fo:text-indent="-0.635cm" fo:margin-left="11.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065cm" fo:text-indent="-0.635cm" fo:margin-left="13.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335cm" fo:text-indent="-0.318cm" fo:margin-left="14.33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955cm" fo:text-indent="-1.071cm" fo:margin-left="2.955cm"/>
        </style:list-level-properties>
        <style:text-properties style:font-name="StarSymbol1"/>
      </text:list-level-style-bullet>
      <text:list-level-style-bullet text:level="2" text:style-name="WW8Num50z1" style:num-suffix="." text:bullet-char="o">
        <style:list-level-properties text:list-level-position-and-space-mode="label-alignment">
          <style:list-level-label-alignment text:label-followed-by="listtab" text:list-tab-stop-position="4.225cm" fo:text-indent="-0.635cm" fo:margin-left="4.225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5.495cm" fo:text-indent="-0.635cm" fo:margin-left="5.495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6.765cm" fo:text-indent="-0.635cm" fo:margin-left="6.765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8.035cm" fo:text-indent="-0.635cm" fo:margin-left="8.0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9.305cm" fo:text-indent="-0.635cm" fo:margin-left="9.305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10.575cm" fo:text-indent="-0.635cm" fo:margin-left="10.575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1.845cm" fo:text-indent="-0.635cm" fo:margin-left="11.845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3.115cm" fo:text-indent="-0.635cm" fo:margin-left="13.1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tarSymbol1"/>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834cm" fo:text-indent="-0.635cm" fo:margin-left="0.834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976cm" fo:text-indent="-1.071cm" fo:margin-left="2.976cm"/>
        </style:list-level-properties>
        <style:text-properties style:font-name="StarSymbol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5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57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7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57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57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7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tarSymbol1"/>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1.071cm" fo:margin-left="1.27cm"/>
        </style:list-level-properties>
        <style:text-properties style:font-name="StarSymbol1"/>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Plan de Configuración<text:tab/><text:tab/>Página <text:span text:style-name="Page_20_Number"><text:page-number text:select-page="current">14</text:page-number></text:span><text:span text:style-name="Page_20_Number"> de </text:span><text:span text:style-name="Page_20_Number"><text:page-count style:num-format="1">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figuracion</dc:title>
    <meta:creation-date>2010-08-21T11:33:57.39</meta:creation-date>
    <meta:editing-cycles>15</meta:editing-cycles>
    <meta:editing-duration>PT03H53M44S</meta:editing-duration>
    <meta:generator>OpenOffice.org/3.2$Win32 OpenOffice.org_project/320m18$Build-9502</meta:generator>
    <dc:date>2010-08-22T00:00:59.42</dc:date>
    <dc:creator>Vicente Acosta Ferradini</dc:creator>
    <meta:document-statistic meta:table-count="12" meta:image-count="0" meta:object-count="0" meta:page-count="14" meta:paragraph-count="453" meta:word-count="3773" meta:character-count="24189"/>
  </office:meta>
</office:document-meta>
</file>